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#ffffff" fo:color="#000000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#ffffff" fo:color="#ffff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ff" fo:color="#342a06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#ffffff" fo:color="#342a06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ff" fo:color="#342a06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ff" fo:color="#342a06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#ffffff" fo:color="#342a06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#ffffff" fo:color="#342a06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ff" fo:color="#342a06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#ffffff" fo:color="#342a06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#ffffff" fo:color="#342a06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#ffffff" fo:color="#342a06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ff" fo:color="#342a06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#ffffff" fo:color="#342a06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#ffffff" fo:color="#342a06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#ffffff" fo:color="#ff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#ffffff" fo:color="#ff4000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O comando para rodar o back-end é dotnet run e o front-end é npm start</text:span><text:span text:style-name="T3"/></text:p>
      <text:p text:style-name="P1"><text:span text:style-name="T3">Todas as páginas contem axios, logo npm install axios e import React, </text:span></text:p>
      <text:p text:style-name="P1"><text:span text:style-name="T3">{ useState, useEffect } from 'react';</text:span></text:p>
      <text:p text:style-name="P1"><text:span text:style-name="T3">import axios from 'axios';</text:span></text:p>
      <text:p text:style-name="P1"><text:span text:style-name="T3">import './style.css';</text:span></text:p>
      <text:p text:style-name="P1"><text:span text:style-name="T4"><text:s/>em todas as páginas react</text:span></text:p>
      <text:p text:style-name="P1"><text:span text:style-name="T5"/></text:p>
      <text:p text:style-name="P1"><text:span text:style-name="T6">Primeiramente iremos inserir os hooks e imports que iremos usar, deixando a página pre-definida igual nas etapas anteriores, formData também como uma classe para inicializar os dados e enviar para o back-end, e também criando a resposta de requisição ou o erro caso falhe</text:span></text:p>
      <text:p text:style-name="P1"><text:span text:style-name="T7"/></text:p>
      <text:p text:style-name="P1"><text:span text:style-name="T8">import React, { useState } from 'react';</text:span></text:p>
      <text:p text:style-name="P1"><text:span text:style-name="T8">import axios from 'axios';</text:span></text:p>
      <text:p text:style-name="P1"><text:span text:style-name="T8">import './style.css';</text:span></text:p>
      <text:p text:style-name="P1"><text:span text:style-name="T9"/></text:p>
      <text:p text:style-name="P1"><text:span text:style-name="T10">function Home() {</text:span></text:p>
      <text:p text:style-name="P1"><text:span text:style-name="T10">  const [formData, setFormData] = useState({</text:span></text:p>
      <text:p text:style-name="P1"><text:span text:style-name="T10">    codigo: null,</text:span></text:p>
      <text:p text:style-name="P1"><text:span text:style-name="T10">    nome: "",</text:span></text:p>
      <text:p text:style-name="P1"><text:span text:style-name="T10">    cpf: "",</text:span></text:p>
      <text:p text:style-name="P1"><text:span text:style-name="T10">    booleano: false,</text:span></text:p>
      <text:p text:style-name="P1"><text:span text:style-name="T10">    contato: "",</text:span></text:p>
      <text:p text:style-name="P1"><text:span text:style-name="T10">    opcaoSelect: "", // Tipo Sanguíneo</text:span></text:p>
      <text:p text:style-name="P1"><text:span text:style-name="T10">    opcaoRadio: "" // Rh</text:span></text:p>
      <text:p text:style-name="P1"><text:span text:style-name="T10">  });</text:span></text:p>
      <text:p text:style-name="P1"><text:span text:style-name="T10">  const [responseMessage, setResponseMessage] = useState("");</text:span></text:p>
      <text:p text:style-name="P1"><text:span text:style-name="T10">  const [errors, setErrors] = useState({});</text:span></text:p>
      <text:p text:style-name="P1"><text:span text:style-name="T11"/></text:p>
      <text:p text:style-name="P1"><text:span text:style-name="T12">Agora criaremos o handleChange para lidar com a entrada do formulário e também validation erros para retornar se tiver essos futuros na nossa validação do código</text:span></text:p>
      <text:p text:style-name="P1"><text:span text:style-name="T13"/></text:p>
      <text:p text:style-name="P1"><text:span text:style-name="T14">const handleChange = (e) =&gt; {</text:span></text:p>
      <text:p text:style-name="P1"><text:span text:style-name="T14">    const { name, value, type, checked } = e.target;</text:span></text:p>
      <text:p text:style-name="P1"><text:span text:style-name="T14">    const newValue = type === 'checkbox' ? checked : type === 'number' ? parseInt(value) : value;</text:span></text:p>
      <text:p text:style-name="P1"><text:span text:style-name="T14">    setFormData(prevState =&gt; ({</text:span></text:p>
      <text:p text:style-name="P1"><text:span text:style-name="T14">      ...prevState,</text:span></text:p>
      <text:p text:style-name="P1"><text:span text:style-name="T14">      [name]: newValue</text:span></text:p>
      <text:p text:style-name="P1"><text:span text:style-name="T14">    }));</text:span></text:p>
      <text:p text:style-name="P1"><text:span text:style-name="T15"/></text:p>
      <text:p text:style-name="P1"><text:span text:style-name="T16">  const validationErrors = validate({ ...formData, [name]: newValue });</text:span></text:p>
      <text:p text:style-name="P1"><text:span text:style-name="T16">    setErrors(validationErrors);</text:span></text:p>
      <text:p text:style-name="P1"><text:span text:style-name="T16">  };</text:span></text:p>
      <text:p text:style-name="P1"><text:span text:style-name="T17"/></text:p>
      <text:p text:style-name="P1"><text:span text:style-name="T18">Agora criaremos o handleSubmit para não recarregar a página quando você<text:s text:c="2"/>enviar os dados do formulário (é um comportamento padrão) e ele englobará até a função de requisição na API, fecha depois dela</text:span></text:p>
      <text:p text:style-name="P1"><text:span text:style-name="T19"/></text:p>
      <text:p text:style-name="P1"><text:span text:style-name="T20"> const handleSubmit = async (e) =&gt; {</text:span></text:p>
      <text:p text:style-name="P1"><text:span text:style-name="T20">    e.preventDefault();</text:span></text:p>
      <text:p text:style-name="P1"><text:span text:style-name="T21"/></text:p>
      <text:p text:style-name="P1"><text:span text:style-name="T21"/></text:p>
      <text:p text:style-name="P1"><text:span text:style-name="T21"/></text:p>
      <text:p text:style-name="P1"><text:span text:style-name="T22">Agora iremos<text:s text:c="2"/>criar a função para verificar se retornou algum erro na nossa função de validar, se retornou vai apontar no formulário e não deixará a pessoa enviar até que se corrija o erro</text:span></text:p>
      <text:p text:style-name="P1"><text:span text:style-name="T23"/></text:p>
      <text:p text:style-name="P1"><text:span text:style-name="T24"> </text:span><text:span text:style-name="T25"><text:s/>const validationErrors = validate(formData);</text:span></text:p>
      <text:p text:style-name="P1"><text:span text:style-name="T25">    if (Object.keys(validationErrors).length &gt; 0) {</text:span></text:p>
      <text:p text:style-name="P1"><text:span text:style-name="T25">      setErrors(validationErrors);</text:span></text:p>
      <text:p text:style-name="P1"><text:span text:style-name="T25">      return;</text:span></text:p>
      <text:p text:style-name="P1"><text:span text:style-name="T25">  </text:span></text:p>
      <text:p text:style-name="P1"><text:span text:style-name="T26"/></text:p>
      <text:p text:style-name="P1"><text:span text:style-name="T27">Agora criaremos a classe onde receberá os dados da classe preenchida no formulário e enviaremos para uma requisição na API</text:span></text:p>
      <text:p text:style-name="P1"><text:span text:style-name="T28"/></text:p>
      <text:p text:style-name="P1"><text:span text:style-name="T29">const payload = {</text:span></text:p>
      <text:p text:style-name="P1"><text:span text:style-name="T29">      Codigo: formData.codigo,</text:span></text:p>
      <text:p text:style-name="P1"><text:span text:style-name="T29">      Nome: formData.nome,</text:span></text:p>
      <text:p text:style-name="P1"><text:span text:style-name="T29">      Cpf: formData.cpf,</text:span></text:p>
      <text:p text:style-name="P1"><text:span text:style-name="T29">      Contato: formData.contato,</text:span></text:p>
      <text:p text:style-name="P1"><text:span text:style-name="T29">      TipoSanguineo: formData.opcaoSelect, // Mapeando corretamente</text:span></text:p>
      <text:p text:style-name="P1"><text:span text:style-name="T29">      Rh: formData.opcaoRadio,             // Mapeando corretamente</text:span></text:p>
      <text:p text:style-name="P1"><text:span text:style-name="T29">      Situacao: situacao</text:span></text:p>
      <text:p text:style-name="P1"><text:span text:style-name="T29">    };</text:span></text:p>
      <text:p text:style-name="P1"><text:span text:style-name="T30"/></text:p>
      <text:p text:style-name="P1"><text:span text:style-name="T31">Agora faremos a função de tentativa de requisição na API, ou erro caso não seja bem sucedida</text:span></text:p>
      <text:p text:style-name="P1"><text:span text:style-name="T32"/></text:p>
      <text:p text:style-name="P1"><text:span text:style-name="T33">try {</text:span></text:p>
      <text:p text:style-name="P1"><text:span text:style-name="T33">      const response = await axios.post('http://localhost:5171/home', payload);</text:span></text:p>
      <text:p text:style-name="P1"><text:span text:style-name="T33">      setResponseMessage(JSON.stringify(response.data));</text:span></text:p>
      <text:p text:style-name="P1"><text:span text:style-name="T33">    } catch (error) {</text:span></text:p>
      <text:p text:style-name="P1"><text:span text:style-name="T33">      console.error('Erro ao enviar dados:', error);</text:span></text:p>
      <text:p text:style-name="P1"><text:span text:style-name="T33">      setResponseMessage('Erro ao enviar dados: ' + error.message);</text:span></text:p>
      <text:p text:style-name="P1"><text:span text:style-name="T33">    }</text:span></text:p>
      <text:p text:style-name="P1"><text:span text:style-name="T33">  };</text:span></text:p>
      <text:p text:style-name="P1"><text:span text:style-name="T34"/></text:p>
      <text:p text:style-name="P1"><text:span text:style-name="T35">Agora criaremos a função de validar para previnir erros antes do envio para a API e colocaremos em um vetor (Será mandado os erros lá em cima para onde criamos a função de verificação e sera exibido ao lado do campo de preencher a informação, e não sumirá o erro até que seja preenchido corretamente</text:span></text:p>
      <text:p text:style-name="P1"><text:span text:style-name="T36"/></text:p>
      <text:p text:style-name="P1"><text:span text:style-name="T37">const validate = (data) =&gt; {</text:span></text:p>
      <text:p text:style-name="P1"><text:span text:style-name="T37">    let errors = {};</text:span></text:p>
      <text:p text:style-name="P1"><text:span text:style-name="T38"/></text:p>
      <text:p text:style-name="P1"><text:span text:style-name="T39">    if (!data.nome || data.nome.length &lt; 2 || data.nome.length &gt; 255) {</text:span></text:p>
      <text:p text:style-name="P1"><text:span text:style-name="T39">      errors.nome = "Nome obrigatório e deve ter entre 2 e 255 caracteres.";</text:span></text:p>
      <text:p text:style-name="P1"><text:span text:style-name="T39">    }</text:span></text:p>
      <text:p text:style-name="P1"><text:span text:style-name="T40"/></text:p>
      <text:p text:style-name="P1"><text:span text:style-name="T41">    if (data.codigo === null || data.codigo &lt;= 0 || data.codigo &gt;= 1000) {</text:span></text:p>
      <text:p text:style-name="P1"><text:span text:style-name="T41">      errors.codigo = "Código obrigatório e deve ser maior que 0 e menor que 1000.";</text:span></text:p>
      <text:p text:style-name="P1"><text:span text:style-name="T41">    }</text:span></text:p>
      <text:p text:style-name="P1"><text:span text:style-name="T42"/></text:p>
      <text:p text:style-name="P1"><text:span text:style-name="T43">    if (!data.contato || data.contato.length &lt; 2 || data.contato.length &gt; 255) {</text:span></text:p>
      <text:p text:style-name="P1"><text:span text:style-name="T43">      errors.contato = "Contato obrigatório e deve ter entre 2 e 255 caracteres.";</text:span></text:p>
      <text:p text:style-name="P1"><text:span text:style-name="T43">    }</text:span></text:p>
      <text:p text:style-name="P1"><text:span text:style-name="T44"/></text:p>
      <text:p text:style-name="P1"><text:span text:style-name="T45">    if (!data.cpf || data.cpf.length !== 14) {</text:span></text:p>
      <text:p text:style-name="P1"><text:span text:style-name="T45">      errors.cpf = "CPF inválido";</text:span></text:p>
      <text:p text:style-name="P1"><text:span text:style-name="T45">    }</text:span></text:p>
      <text:p text:style-name="P1"><text:span text:style-name="T46"/></text:p>
      <text:p text:style-name="P1"><text:span text:style-name="T47">    if (!data.opcaoSelect) {</text:span></text:p>
      <text:p text:style-name="P1"><text:span text:style-name="T47">      errors.opcaoSelect = "Selecione uma opção do dropdown.";</text:span></text:p>
      <text:p text:style-name="P1"><text:span text:style-name="T47">    }</text:span></text:p>
      <text:p text:style-name="P1"><text:span text:style-name="T48"/></text:p>
      <text:p text:style-name="P1"><text:span text:style-name="T49">    if (!data.opcaoRadio) {</text:span></text:p>
      <text:p text:style-name="P1"><text:span text:style-name="T49">      errors.opcaoRadio = "Selecione uma opção nos botões de rádio.";</text:span></text:p>
      <text:p text:style-name="P1"><text:span text:style-name="T49">    }</text:span></text:p>
      <text:p text:style-name="P1"><text:span text:style-name="T50"/></text:p>
      <text:p text:style-name="P1"><text:span text:style-name="T51">    return errors;</text:span></text:p>
      <text:p text:style-name="P1"><text:span text:style-name="T51">  };</text:span></text:p>
      <text:p text:style-name="P1"><text:span text:style-name="T52"/></text:p>
      <text:p text:style-name="P1"><text:span text:style-name="T53">Agora criaremos o formulário, onde será atribuido a formData quando não existir nenhum dado incompleto ou será exibido o erro até a pessoa completar, e também tera os botões para navegar a outras páginas</text:span></text:p>
      <text:p text:style-name="P1"><text:span text:style-name="T54"/></text:p>
      <text:p text:style-name="P1"><text:span text:style-name="T55">return (</text:span></text:p>
      <text:p text:style-name="P1"><text:span text:style-name="T55">    &lt;div&gt;</text:span></text:p>
      <text:p text:style-name="P1"><text:span text:style-name="T55">      &lt;form onSubmit={handleSubmit}&gt;</text:span></text:p>
      <text:p text:style-name="P1"><text:span text:style-name="T55">        &lt;h1&gt;Página de Cadastro&lt;/h1&gt;</text:span></text:p>
      <text:p text:style-name="P1"><text:span text:style-name="T55">        &lt;label&gt;</text:span></text:p>
      <text:p text:style-name="P1"><text:span text:style-name="T55">          Código:</text:span></text:p>
      <text:p text:style-name="P1"><text:span text:style-name="T55">          &lt;input type="number" name="codigo" value={formData.codigo || ''} onChange={handleChange} /&gt;</text:span></text:p>
      <text:p text:style-name="P1"><text:span text:style-name="T55">          {errors.codigo &amp;&amp; &lt;span&gt;{errors.codigo}&lt;/span&gt;}</text:span></text:p>
      <text:p text:style-name="P1"><text:span text:style-name="T55">        &lt;/label&gt;</text:span></text:p>
      <text:p text:style-name="P1"><text:span text:style-name="T55">        &lt;br /&gt;</text:span></text:p>
      <text:p text:style-name="P1"><text:span text:style-name="T55">        &lt;label&gt;</text:span></text:p>
      <text:p text:style-name="P1"><text:span text:style-name="T55">          Nome:</text:span></text:p>
      <text:p text:style-name="P1"><text:span text:style-name="T55">          &lt;input type="text" name="nome" value={formData.nome} onChange={handleChange} /&gt;</text:span></text:p>
      <text:p text:style-name="P1"><text:span text:style-name="T55">          {errors.nome &amp;&amp; &lt;span&gt;{errors.nome}&lt;/span&gt;}</text:span></text:p>
      <text:p text:style-name="P1"><text:span text:style-name="T55">        &lt;/label&gt;</text:span></text:p>
      <text:p text:style-name="P1"><text:span text:style-name="T55">        &lt;br /&gt;</text:span></text:p>
      <text:p text:style-name="P1"><text:span text:style-name="T55">        &lt;label&gt;</text:span></text:p>
      <text:p text:style-name="P1"><text:span text:style-name="T55">          CPF:</text:span></text:p>
      <text:p text:style-name="P1"><text:span text:style-name="T55">          &lt;input type="text" name="cpf" value={formData.cpf} onChange={handleChange} /&gt;</text:span></text:p>
      <text:p text:style-name="P1"><text:span text:style-name="T55">          {errors.cpf &amp;&amp; &lt;span&gt;{errors.cpf}&lt;/span&gt;}</text:span></text:p>
      <text:p text:style-name="P1"><text:span text:style-name="T55">        &lt;/label&gt;</text:span></text:p>
      <text:p text:style-name="P1"><text:span text:style-name="T55">        &lt;br /&gt;</text:span></text:p>
      <text:p text:style-name="P1"><text:span text:style-name="T55">        &lt;label&gt;</text:span></text:p>
      <text:p text:style-name="P1"><text:span text:style-name="T55">          Contato:</text:span></text:p>
      <text:p text:style-name="P1"><text:span text:style-name="T55">          &lt;input type="text" name="contato" value={formData.contato} onChange={handleChange} /&gt;</text:span></text:p>
      <text:p text:style-name="P1"><text:span text:style-name="T55">          {errors.contato &amp;&amp; &lt;span&gt;{errors.contato}&lt;/span&gt;}</text:span></text:p>
      <text:p text:style-name="P1"><text:span text:style-name="T55">        &lt;/label&gt;</text:span></text:p>
      <text:p text:style-name="P1"><text:span text:style-name="T55">        &lt;br /&gt;</text:span></text:p>
      <text:p text:style-name="P1"><text:span text:style-name="T55">        &lt;label&gt;</text:span></text:p>
      <text:p text:style-name="P1"><text:span text:style-name="T55">          Opção Select (Tipo Sanguíneo):</text:span></text:p>
      <text:p text:style-name="P1"><text:span text:style-name="T55">          &lt;select name="opcaoSelect" value={formData.opcaoSelect} onChange={handleChange}&gt;</text:span></text:p>
      <text:p text:style-name="P1"><text:span text:style-name="T55">            &lt;option value=""&gt;Selecione o tipo sanguíneo...&lt;/option&gt;</text:span></text:p>
      <text:p text:style-name="P1"><text:span text:style-name="T55">            &lt;option value="A"&gt;A&lt;/option&gt;</text:span></text:p>
      <text:p text:style-name="P1"><text:span text:style-name="T55">            &lt;option value="B"&gt;B&lt;/option&gt;</text:span></text:p>
      <text:p text:style-name="P1"><text:span text:style-name="T55">            &lt;option value="AB"&gt;AB&lt;/option&gt;</text:span></text:p>
      <text:p text:style-name="P1"><text:span text:style-name="T55">            &lt;option value="O"&gt;O&lt;/option&gt;</text:span></text:p>
      <text:p text:style-name="P1"><text:span text:style-name="T55">          &lt;/select&gt;</text:span></text:p>
      <text:p text:style-name="P1"><text:span text:style-name="T55">          {errors.opcaoSelect &amp;&amp; &lt;span&gt;{errors.opcaoSelect}&lt;/span&gt;}</text:span></text:p>
      <text:p text:style-name="P1"><text:span text:style-name="T55">        &lt;/label&gt;</text:span></text:p>
      <text:p text:style-name="P1"><text:span text:style-name="T55">        &lt;br /&gt;</text:span></text:p>
      <text:p text:style-name="P1"><text:span text:style-name="T55">        &lt;label&gt;</text:span></text:p>
      <text:p text:style-name="P1"><text:span text:style-name="T55">          Opção Radio (RH):</text:span></text:p>
      <text:p text:style-name="P1"><text:span text:style-name="T55">          &lt;label&gt;</text:span></text:p>
      <text:p text:style-name="P1"><text:span text:style-name="T55">            &lt;input type="radio" name="opcaoRadio" value="+" checked={formData.opcaoRadio === "+"} onChange={handleChange} /&gt;</text:span></text:p>
      <text:p text:style-name="P1"><text:span text:style-name="T55">            RH+</text:span></text:p>
      <text:p text:style-name="P1"><text:span text:style-name="T55">          &lt;/label&gt;</text:span></text:p>
      <text:p text:style-name="P1"><text:span text:style-name="T55">          &lt;label&gt;</text:span></text:p>
      <text:p text:style-name="P1"><text:span text:style-name="T55">            &lt;input type="radio" name="opcaoRadio" value="-" checked={formData.opcaoRadio === "-"} onChange={handleChange} /&gt;</text:span></text:p>
      <text:p text:style-name="P1"><text:span text:style-name="T55">            RH-</text:span></text:p>
      <text:p text:style-name="P1"><text:span text:style-name="T55">          &lt;/label&gt;</text:span></text:p>
      <text:p text:style-name="P1"><text:span text:style-name="T55">          {errors.opcaoRadio &amp;&amp; &lt;span&gt;{errors.opcaoRadio}&lt;/span&gt;}</text:span></text:p>
      <text:p text:style-name="P1"><text:span text:style-name="T55">        &lt;/label&gt;</text:span></text:p>
      <text:p text:style-name="P1"><text:span text:style-name="T55">        &lt;br /&gt;</text:span></text:p>
      <text:p text:style-name="P1"><text:span text:style-name="T55">        &lt;br /&gt;</text:span></text:p>
      <text:p text:style-name="P1"><text:span text:style-name="T55">        &lt;label&gt;</text:span></text:p>
      <text:p text:style-name="P1"><text:span text:style-name="T55">          Ativo:</text:span></text:p>
      <text:p text:style-name="P1"><text:span text:style-name="T55">          &lt;input type="checkbox" name="booleano" checked={formData.booleano} onChange={handleChange} /&gt;</text:span></text:p>
      <text:p text:style-name="P1"><text:span text:style-name="T55">        &lt;/label&gt;</text:span></text:p>
      <text:p text:style-name="P1"><text:span text:style-name="T55">        &lt;br /&gt;</text:span></text:p>
      <text:p text:style-name="P1"><text:span text:style-name="T55">        &lt;br /&gt;</text:span></text:p>
      <text:p text:style-name="P1"><text:span text:style-name="T55">        &lt;button type="submit"&gt;Cadastrar&lt;/button&gt;</text:span></text:p>
      <text:p text:style-name="P1"><text:span text:style-name="T55">        &lt;button type="button" onClick={() =&gt; window.location.href = '/Pg2'}&gt;Ir para a página de buscas&lt;/button&gt;</text:span></text:p>
      <text:p text:style-name="P1"><text:span text:style-name="T55">        &lt;button type="button" onClick={() =&gt; window.location.href = '/Doar'}&gt;Cadastrar doação feita&lt;/button&gt;</text:span></text:p>
      <text:p text:style-name="P1"><text:span text:style-name="T55">      &lt;/form&gt;</text:span></text:p>
      <text:p text:style-name="P1"><text:span text:style-name="T55">      {responseMessage &amp;&amp; &lt;p&gt;{responseMessage}&lt;/p&gt;}</text:span></text:p>
      <text:p text:style-name="P1"><text:span text:style-name="T55">    &lt;/div&gt;</text:span></text:p>
      <text:p text:style-name="P1"><text:span text:style-name="T55">  );</text:span></text:p>
      <text:p text:style-name="P1"><text:span text:style-name="T55">}</text:span></text:p>
      <text:p text:style-name="P1"><text:span text:style-name="T56"/></text:p>
      <text:p text:style-name="P1"><text:span text:style-name="T57">export default Home;</text:span></text:p>
      <text:p text:style-name="P1"><text:span text:style-name="T58"/></text:p>
      <text:p text:style-name="P1"><text:span text:style-name="T59">Agora na API pegaremos os nossos dados e iremos desserializa-los, verificar se não tem nada nulo(mesmo que seja impossível chegar nulo nesse ponto do código, logo após fazendo a conexão com o nosso BD usando o docker e fazendo uma query inserindo os valores e retornando.</text:span></text:p>
      <text:p text:style-name="P1"><text:span text:style-name="T60"/></text:p>
      <text:p text:style-name="P1"><text:span text:style-name="T61">app.MapPost("/home", async (HttpContext httpContext) =&gt;</text:span></text:p>
      <text:p text:style-name="P1"><text:span text:style-name="T61">{</text:span></text:p>
      <text:p text:style-name="P1"><text:span text:style-name="T61">    try</text:span></text:p>
      <text:p text:style-name="P1"><text:span text:style-name="T61">    {</text:span></text:p>
      <text:p text:style-name="P1"><text:span text:style-name="T61">        // Ler e desserializar dados do corpo da requisição</text:span></text:p>
      <text:p text:style-name="P1"><text:span text:style-name="T61">        var requestBody = await new StreamReader(httpContext.Request.Body).ReadToEndAsync();</text:span></text:p>
      <text:p text:style-name="P1"><text:span text:style-name="T61">        var formData = JsonSerializer.Deserialize&lt;FormData&gt;(requestBody, new JsonSerializerOptions { PropertyNameCaseInsensitive = true });</text:span></text:p>
      <text:p text:style-name="P1"><text:span text:style-name="T62"/></text:p>
      <text:p text:style-name="P1"><text:span text:style-name="T63">        // Logar os dados recebidos</text:span></text:p>
      <text:p text:style-name="P1"><text:span text:style-name="T63">        Console.WriteLine("Dados recebidos:");</text:span></text:p>
      <text:p text:style-name="P1"><text:span text:style-name="T63">        Console.WriteLine(JsonSerializer.Serialize(formData));</text:span></text:p>
      <text:p text:style-name="P1"><text:span text:style-name="T64"/></text:p>
      <text:p text:style-name="P1"><text:span text:style-name="T65">        // Validar os dados do formulário</text:span></text:p>
      <text:p text:style-name="P1"><text:span text:style-name="T65">        if (string.IsNullOrEmpty(formData.Nome) ||</text:span></text:p>
      <text:p text:style-name="P1"><text:span text:style-name="T65">            string.IsNullOrEmpty(formData.Cpf) ||</text:span></text:p>
      <text:p text:style-name="P1"><text:span text:style-name="T65">            string.IsNullOrEmpty(formData.Contato) ||</text:span></text:p>
      <text:p text:style-name="P1"><text:span text:style-name="T65">            string.IsNullOrEmpty(formData.TipoSanguineo) ||</text:span></text:p>
      <text:p text:style-name="P1"><text:span text:style-name="T65">            string.IsNullOrEmpty(formData.Rh))</text:span></text:p>
      <text:p text:style-name="P1"><text:span text:style-name="T65">        {</text:span></text:p>
      <text:p text:style-name="P1"><text:span text:style-name="T65">            httpContext.Response.StatusCode = 400; // Bad Request</text:span></text:p>
      <text:p text:style-name="P1"><text:span text:style-name="T65">            await httpContext.Response.WriteAsync("Todos os campos obrigatórios devem ser preenchidos.");</text:span></text:p>
      <text:p text:style-name="P1"><text:span text:style-name="T65">            return;</text:span></text:p>
      <text:p text:style-name="P1"><text:span text:style-name="T65">        }</text:span></text:p>
      <text:p text:style-name="P1"><text:span text:style-name="T66"/></text:p>
      <text:p text:style-name="P1"><text:span text:style-name="T67">        // Conectar ao banco de dados PostgreSQL e inserir dados</text:span></text:p>
      <text:p text:style-name="P1"><text:span text:style-name="T67">        string connectionString = "Host=172.30.226.119;Port=5433;Username=postgres;Password=123456;Database=bancodb";</text:span></text:p>
      <text:p text:style-name="P1"><text:span text:style-name="T68"/></text:p>
      <text:p text:style-name="P1"><text:span text:style-name="T69">        using (var conn = new NpgsqlConnection(connectionString))</text:span></text:p>
      <text:p text:style-name="P1"><text:span text:style-name="T69">        {</text:span></text:p>
      <text:p text:style-name="P1"><text:span text:style-name="T69">            await conn.OpenAsync();</text:span></text:p>
      <text:p text:style-name="P1"><text:span text:style-name="T70"/></text:p>
      <text:p text:style-name="P1"><text:span text:style-name="T71">            using (var cmd = new NpgsqlCommand())</text:span></text:p>
      <text:p text:style-name="P1"><text:span text:style-name="T71">            {</text:span></text:p>
      <text:p text:style-name="P1"><text:span text:style-name="T71">                cmd.Connection = conn;</text:span></text:p>
      <text:p text:style-name="P1"><text:span text:style-name="T71">                cmd.CommandText = "INSERT INTO public.doador (nome, cpf, contato, tipo_sanguineo, rh, tipo_rh_corretos, situacao) VALUES (@nome, @cpf, @contato, @tipo_sanguineo, @rh, @tipo_rh_corretos, @situacao)";</text:span></text:p>
      <text:p text:style-name="P1"><text:span text:style-name="T71">                cmd.Parameters.AddWithValue("nome", formData.Nome);</text:span></text:p>
      <text:p text:style-name="P1"><text:span text:style-name="T71">                cmd.Parameters.AddWithValue("cpf", formData.Cpf);</text:span></text:p>
      <text:p text:style-name="P1"><text:span text:style-name="T71">                cmd.Parameters.AddWithValue("contato", formData.Contato);</text:span></text:p>
      <text:p text:style-name="P1"><text:span text:style-name="T71">                cmd.Parameters.AddWithValue("tipo_sanguineo", formData.TipoSanguineo);</text:span></text:p>
      <text:p text:style-name="P1"><text:span text:style-name="T71">                cmd.Parameters.AddWithValue("rh", formData.Rh);</text:span></text:p>
      <text:p text:style-name="P1"><text:span text:style-name="T71">                cmd.Parameters.AddWithValue("tipo_rh_corretos", formData.TipoRhCorretos); // Utilizando o valor padrão</text:span></text:p>
      <text:p text:style-name="P1"><text:span text:style-name="T71">                cmd.Parameters.AddWithValue("situacao", formData.Situacao);</text:span></text:p>
      <text:p text:style-name="P1"><text:span text:style-name="T72"/></text:p>
      <text:p text:style-name="P1"><text:span text:style-name="T73">                await cmd.ExecuteNonQueryAsync();</text:span></text:p>
      <text:p text:style-name="P1"><text:span text:style-name="T73">            }</text:span></text:p>
      <text:p text:style-name="P1"><text:span text:style-name="T73">        }</text:span></text:p>
      <text:p text:style-name="P1"><text:span text:style-name="T74"/></text:p>
      <text:p text:style-name="P1"><text:span text:style-name="T75">        // Se os dados forem válidos, retornar os dados recebidos</text:span></text:p>
      <text:p text:style-name="P1"><text:span text:style-name="T75">        await httpContext.Response.WriteAsJsonAsync(formData);</text:span></text:p>
      <text:p text:style-name="P1"><text:span text:style-name="T75">    }</text:span></text:p>
      <text:p text:style-name="P1"><text:span text:style-name="T75">    catch (Exception ex)</text:span></text:p>
      <text:p text:style-name="P1"><text:span text:style-name="T75">    {</text:span></text:p>
      <text:p text:style-name="P1"><text:span text:style-name="T75">        Console.WriteLine($"Erro ao processar a requisição: {ex.Message}");</text:span></text:p>
      <text:p text:style-name="P1"><text:span text:style-name="T75">        Console.WriteLine(ex.StackTrace);</text:span></text:p>
      <text:p text:style-name="P1"><text:span text:style-name="T76"/></text:p>
      <text:p text:style-name="P1"><text:span text:style-name="T77">        httpContext.Response.StatusCode = 500;</text:span></text:p>
      <text:p text:style-name="P1"><text:span text:style-name="T77">        await httpContext.Response.WriteAsync($"Erro ao processar a requisição: {ex.Message}");</text:span></text:p>
      <text:p text:style-name="P1"><text:span text:style-name="T77">    }</text:span></text:p>
      <text:p text:style-name="P1"><text:span text:style-name="T77">});</text:span></text:p>
      <text:p text:style-name="P1"><text:span text:style-name="T78"/></text:p>
      <text:p text:style-name="P1"><text:span text:style-name="T79">Ao clicar no botão de busca, você irá para a página 2, que será onde iremos preencher os dados e criar um tipo de filtro futuramente no back-end para<text:s text:c="2"/>buscar de acordo com o que foi preenchido pelo usuário </text:span></text:p>
      <text:p text:style-name="P1"><text:span text:style-name="T80"/></text:p>
      <text:p text:style-name="P1"><text:span text:style-name="T81">Criaremos novamente FormData para pegar os dados preenchidos pelo usuário e 2 variaveis para setar doadores e doacoes (usaremos os 2 para exibir ambos) </text:span></text:p>
      <text:p text:style-name="P1"><text:span text:style-name="T82"/></text:p>
      <text:p text:style-name="P1"><text:span text:style-name="T83"> const [formData, setFormData] = useState({</text:span></text:p>
      <text:p text:style-name="P1"><text:span text:style-name="T83">    codigo: "",</text:span></text:p>
      <text:p text:style-name="P1"><text:span text:style-name="T83">    nome: "",</text:span></text:p>
      <text:p text:style-name="P1"><text:span text:style-name="T83">    cpf: "",</text:span></text:p>
      <text:p text:style-name="P1"><text:span text:style-name="T83">    contato: "",</text:span></text:p>
      <text:p text:style-name="P1"><text:span text:style-name="T83">    opcaoSelect: "",</text:span></text:p>
      <text:p text:style-name="P1"><text:span text:style-name="T83">    opcaoRadio: "",</text:span></text:p>
      <text:p text:style-name="P1"><text:span text:style-name="T83">    startDate: "",</text:span></text:p>
      <text:p text:style-name="P1"><text:span text:style-name="T83">    endDate: "",</text:span></text:p>
      <text:p text:style-name="P1"><text:span text:style-name="T83">  });</text:span></text:p>
      <text:p text:style-name="P1"><text:span text:style-name="T83">  const [doadores, setDoadores] = useState([]);</text:span></text:p>
      <text:p text:style-name="P1"><text:span text:style-name="T83">  const [doacoes, setDoacoes] = useState([]);</text:span></text:p>
      <text:p text:style-name="P1"><text:span text:style-name="T84"/></text:p>
      <text:p text:style-name="P1"><text:span text:style-name="T85">Agora novamente criaremos o handleChange para lidar com a entrada do formulário </text:span></text:p>
      <text:p text:style-name="P1"><text:span text:style-name="T86"/></text:p>
      <text:p text:style-name="P1"><text:span text:style-name="T87">const handleChange = (e) =&gt; {</text:span></text:p>
      <text:p text:style-name="P1"><text:span text:style-name="T87">    const { name, value, type, checked } = e.target;</text:span></text:p>
      <text:p text:style-name="P1"><text:span text:style-name="T87">    const newValue = type === 'checkbox' ? checked : type === 'number' ? parseInt(value) : value;</text:span></text:p>
      <text:p text:style-name="P1"><text:span text:style-name="T87">    setFormData(prevState =&gt; ({</text:span></text:p>
      <text:p text:style-name="P1"><text:span text:style-name="T87">      ...prevState,</text:span></text:p>
      <text:p text:style-name="P1"><text:span text:style-name="T87">      [name]: newValue</text:span></text:p>
      <text:p text:style-name="P1"><text:span text:style-name="T87">    }));</text:span></text:p>
      <text:p text:style-name="P1"><text:span text:style-name="T88"/></text:p>
      <text:p text:style-name="P1"><text:span text:style-name="T89">E novamente criaremos handleSubmit para não recarregar a página quando clicar em enviar o formulário (é o comportamento padrão),</text:span><text:span text:style-name="T90"><text:s/>e ele englobará até a função de requisição na API, fecha depois dela</text:span></text:p>
      <text:p text:style-name="P1"><text:span text:style-name="T91"/></text:p>
      <text:p text:style-name="P1"><text:span text:style-name="T92">const handleSubmit = async (e) =&gt; {</text:span></text:p>
      <text:p text:style-name="P1"><text:span text:style-name="T92">    e.preventDefault();</text:span></text:p>
      <text:p text:style-name="P1"><text:span text:style-name="T93"/></text:p>
      <text:p text:style-name="P1"><text:span text:style-name="T94">Agora faça a função de busca do usuário<text:s text:c="2"/>que vai ser chamada no botão buscar e vai exibir todos conforme o filtro definido no back-end</text:span></text:p>
      <text:p text:style-name="P1"><text:span text:style-name="T95"/></text:p>
      <text:p text:style-name="P1"><text:span text:style-name="T96">try {</text:span></text:p>
      <text:p text:style-name="P1"><text:span text:style-name="T96">      const queryParams = new URLSearchParams();</text:span></text:p>
      <text:p text:style-name="P1"><text:span text:style-name="T96">      for (const key in formData) {</text:span></text:p>
      <text:p text:style-name="P1"><text:span text:style-name="T96">        if (formData[key] !== "") {</text:span></text:p>
      <text:p text:style-name="P1"><text:span text:style-name="T96">          queryParams.append(key, formData[key]);</text:span></text:p>
      <text:p text:style-name="P1"><text:span text:style-name="T96">        }</text:span></text:p>
      <text:p text:style-name="P1"><text:span text:style-name="T96">      }</text:span></text:p>
      <text:p text:style-name="P1"><text:span text:style-name="T96">      const response = await axios.get(`http://localhost:5171/validar?${queryParams.toString()}`);</text:span></text:p>
      <text:p text:style-name="P1"><text:span text:style-name="T96">      setDoadores(response.data);</text:span></text:p>
      <text:p text:style-name="P1"><text:span text:style-name="T96">    } catch (error) {</text:span></text:p>
      <text:p text:style-name="P1"><text:span text:style-name="T96">      console.error(error);</text:span></text:p>
      <text:p text:style-name="P1"><text:span text:style-name="T96">    }</text:span></text:p>
      <text:p text:style-name="P1"><text:span text:style-name="T96">  };</text:span></text:p>
      <text:p text:style-name="P1"><text:span text:style-name="T97"/></text:p>
      <text:p text:style-name="P1"><text:span text:style-name="T98">E na API será basicamente uma busca de todos os usuários, porém acrescentara a informação conforme oque foi preenchido de acordo com o formulário, fizemos isso com uma validação de if´s</text:span></text:p>
      <text:p text:style-name="P1"><text:span text:style-name="T99"/></text:p>
      <text:p text:style-name="P1"><text:span text:style-name="T100">app.MapGet("/validar", async (HttpContext httpContext) =&gt;</text:span></text:p>
      <text:p text:style-name="P1"><text:span text:style-name="T100">{</text:span></text:p>
      <text:p text:style-name="P1"><text:span text:style-name="T101"/></text:p>
      <text:p text:style-name="P1"><text:span text:style-name="T102">    try</text:span></text:p>
      <text:p text:style-name="P1"><text:span text:style-name="T102">    {</text:span></text:p>
      <text:p text:style-name="P1"><text:span text:style-name="T102">        string connectionString = "Host=172.30.226.119;Port=5433;Username=postgres;Password=123456;Database=bancodb";</text:span></text:p>
      <text:p text:style-name="P1"><text:span text:style-name="T102">        List&lt;FormData&gt; doadores = new List&lt;FormData&gt;();</text:span></text:p>
      <text:p text:style-name="P1"><text:span text:style-name="T103"/></text:p>
      <text:p text:style-name="P1"><text:span text:style-name="T104">        var queryParams = httpContext.Request.Query;</text:span></text:p>
      <text:p text:style-name="P1"><text:span text:style-name="T104">        string codigo = queryParams["codigo"];</text:span></text:p>
      <text:p text:style-name="P1"><text:span text:style-name="T104">        string nome = queryParams["nome"];</text:span></text:p>
      <text:p text:style-name="P1"><text:span text:style-name="T104">        string cpf = queryParams["cpf"];</text:span></text:p>
      <text:p text:style-name="P1"><text:span text:style-name="T104">        string contato = queryParams["contato"];</text:span></text:p>
      <text:p text:style-name="P1"><text:span text:style-name="T104">        string tipoSanguineo = queryParams["opcaoSelect"];</text:span></text:p>
      <text:p text:style-name="P1"><text:span text:style-name="T104">        string rh = queryParams["opcaoRadio"];</text:span></text:p>
      <text:p text:style-name="P1"><text:span text:style-name="T104">        //bool? booleano = queryParams.ContainsKey("booleano") ? (bool?)bool.Parse(queryParams["booleano"]) : null;</text:span></text:p>
      <text:p text:style-name="P1"><text:span text:style-name="T105"/></text:p>
      <text:p text:style-name="P1"><text:span text:style-name="T106">        // Log dos parâmetros recebidos</text:span></text:p>
      <text:p text:style-name="P1"><text:span text:style-name="T107"/></text:p>
      <text:p text:style-name="P1"><text:span text:style-name="T108">        using (var conn = new NpgsqlConnection(connectionString))</text:span></text:p>
      <text:p text:style-name="P1"><text:span text:style-name="T108">        {</text:span></text:p>
      <text:p text:style-name="P1"><text:span text:style-name="T108">            await conn.OpenAsync();</text:span></text:p>
      <text:p text:style-name="P1"><text:span text:style-name="T109"/></text:p>
      <text:p text:style-name="P1"><text:span text:style-name="T110">            using (var cmd = new NpgsqlCommand())</text:span></text:p>
      <text:p text:style-name="P1"><text:span text:style-name="T110">            {</text:span></text:p>
      <text:p text:style-name="P1"><text:span text:style-name="T110">                cmd.Connection = conn;</text:span></text:p>
      <text:p text:style-name="P1"><text:span text:style-name="T111"/></text:p>
      <text:p text:style-name="P1"><text:span text:style-name="T112">                var sql = "SELECT * FROM public.doador WHERE situacao = 'Ativo'";</text:span></text:p>
      <text:p text:style-name="P1"><text:span text:style-name="T113"/></text:p>
      <text:p text:style-name="P1"><text:span text:style-name="T114">                if (!string.IsNullOrEmpty(codigo) &amp;&amp; codigo != "-1")</text:span></text:p>
      <text:p text:style-name="P1"><text:span text:style-name="T114">                {</text:span></text:p>
      <text:p text:style-name="P1"><text:span text:style-name="T114">                    sql += " AND codigo = @codigo";</text:span></text:p>
      <text:p text:style-name="P1"><text:span text:style-name="T114">                    cmd.Parameters.AddWithValue("codigo", long.Parse(codigo));</text:span></text:p>
      <text:p text:style-name="P1"><text:span text:style-name="T114">                }</text:span></text:p>
      <text:p text:style-name="P1"><text:span text:style-name="T115"/></text:p>
      <text:p text:style-name="P1"><text:span text:style-name="T116">                if (!string.IsNullOrEmpty(nome))</text:span></text:p>
      <text:p text:style-name="P1"><text:span text:style-name="T116">                {</text:span></text:p>
      <text:p text:style-name="P1"><text:span text:style-name="T116">                    sql += " AND nome ILIKE @nome";</text:span></text:p>
      <text:p text:style-name="P1"><text:span text:style-name="T116">                    cmd.Parameters.AddWithValue("nome", $"%{nome}%");</text:span></text:p>
      <text:p text:style-name="P1"><text:span text:style-name="T116">                }</text:span></text:p>
      <text:p text:style-name="P1"><text:span text:style-name="T117"/></text:p>
      <text:p text:style-name="P1"><text:span text:style-name="T118">                if (!string.IsNullOrEmpty(cpf))</text:span></text:p>
      <text:p text:style-name="P1"><text:span text:style-name="T118">                {</text:span></text:p>
      <text:p text:style-name="P1"><text:span text:style-name="T118">                    sql += " AND cpf = @cpf";</text:span></text:p>
      <text:p text:style-name="P1"><text:span text:style-name="T118">                    cmd.Parameters.AddWithValue("cpf", cpf);</text:span></text:p>
      <text:p text:style-name="P1"><text:span text:style-name="T118">                }</text:span></text:p>
      <text:p text:style-name="P1"><text:span text:style-name="T119"/></text:p>
      <text:p text:style-name="P1"><text:span text:style-name="T120">                if (!string.IsNullOrEmpty(contato))</text:span></text:p>
      <text:p text:style-name="P1"><text:span text:style-name="T120">                {</text:span></text:p>
      <text:p text:style-name="P1"><text:span text:style-name="T120">                    sql += " AND contato ILIKE @contato";</text:span></text:p>
      <text:p text:style-name="P1"><text:span text:style-name="T120">                    cmd.Parameters.AddWithValue("contato", $"%{contato}%");</text:span></text:p>
      <text:p text:style-name="P1"><text:span text:style-name="T120">                }</text:span></text:p>
      <text:p text:style-name="P1"><text:span text:style-name="T121"/></text:p>
      <text:p text:style-name="P1"><text:span text:style-name="T122">                if (!string.IsNullOrEmpty(tipoSanguineo))</text:span></text:p>
      <text:p text:style-name="P1"><text:span text:style-name="T122">                {</text:span></text:p>
      <text:p text:style-name="P1"><text:span text:style-name="T122">                    sql += " AND tipo_sanguineo = @tipoSanguineo";</text:span></text:p>
      <text:p text:style-name="P1"><text:span text:style-name="T122">                    cmd.Parameters.AddWithValue("tipoSanguineo", tipoSanguineo);</text:span></text:p>
      <text:p text:style-name="P1"><text:span text:style-name="T122">                }</text:span></text:p>
      <text:p text:style-name="P1"><text:span text:style-name="T123"/></text:p>
      <text:p text:style-name="P1"><text:span text:style-name="T124">                if (!string.IsNullOrEmpty(rh))</text:span></text:p>
      <text:p text:style-name="P1"><text:span text:style-name="T124">                {</text:span></text:p>
      <text:p text:style-name="P1"><text:span text:style-name="T124">                    sql += " AND rh = @rh";</text:span></text:p>
      <text:p text:style-name="P1"><text:span text:style-name="T124">                    cmd.Parameters.AddWithValue("rh", rh);</text:span></text:p>
      <text:p text:style-name="P1"><text:span text:style-name="T124">                }</text:span></text:p>
      <text:p text:style-name="P1"><text:span text:style-name="T125"/></text:p>
      <text:p text:style-name="P1"><text:span text:style-name="T126">                /*if (booleano.HasValue)</text:span></text:p>
      <text:p text:style-name="P1"><text:span text:style-name="T126">                {</text:span></text:p>
      <text:p text:style-name="P1"><text:span text:style-name="T126">                    sql += " AND tipo_rh_corretos = @booleano";</text:span></text:p>
      <text:p text:style-name="P1"><text:span text:style-name="T126">                    cmd.Parameters.AddWithValue("booleano", booleano.Value);</text:span></text:p>
      <text:p text:style-name="P1"><text:span text:style-name="T126">                }</text:span></text:p>
      <text:p text:style-name="P1"><text:span text:style-name="T126">                else</text:span></text:p>
      <text:p text:style-name="P1"><text:span text:style-name="T126">                {</text:span></text:p>
      <text:p text:style-name="P1"><text:span text:style-name="T126">                    // Se booleano não tiver valor, considerar tanto true quanto false</text:span></text:p>
      <text:p text:style-name="P1"><text:span text:style-name="T126">                    sql += " AND (tipo_rh_corretos = true OR tipo_rh_corretos = false)";</text:span></text:p>
      <text:p text:style-name="P1"><text:span text:style-name="T126">                }*/</text:span></text:p>
      <text:p text:style-name="P1"><text:span text:style-name="T127"/></text:p>
      <text:p text:style-name="P1"><text:span text:style-name="T128">                cmd.CommandText = sql;</text:span></text:p>
      <text:p text:style-name="P1"><text:span text:style-name="T129"/></text:p>
      <text:p text:style-name="P1"><text:span text:style-name="T130">                // Log da query SQL gerada</text:span></text:p>
      <text:p text:style-name="P1"><text:span text:style-name="T130">                Console.WriteLine($"Query SQL: {cmd.CommandText}");</text:span></text:p>
      <text:p text:style-name="P1"><text:span text:style-name="T131"/></text:p>
      <text:p text:style-name="P1"><text:span text:style-name="T132">                using (var reader = await cmd.ExecuteReaderAsync())</text:span></text:p>
      <text:p text:style-name="P1"><text:span text:style-name="T132">                {</text:span></text:p>
      <text:p text:style-name="P1"><text:span text:style-name="T132">                    while (await reader.ReadAsync())</text:span></text:p>
      <text:p text:style-name="P1"><text:span text:style-name="T132">                    {</text:span></text:p>
      <text:p text:style-name="P1"><text:span text:style-name="T132">                        var formData = new FormData</text:span></text:p>
      <text:p text:style-name="P1"><text:span text:style-name="T132">                        {</text:span></text:p>
      <text:p text:style-name="P1"><text:span text:style-name="T132">                            Codigo = reader.GetInt64(0),</text:span></text:p>
      <text:p text:style-name="P1"><text:span text:style-name="T132">                            Nome = reader.GetString(1),</text:span></text:p>
      <text:p text:style-name="P1"><text:span text:style-name="T132">                            Cpf = reader.GetString(2),</text:span></text:p>
      <text:p text:style-name="P1"><text:span text:style-name="T132">                            Contato = reader.GetString(3),</text:span></text:p>
      <text:p text:style-name="P1"><text:span text:style-name="T132">                            TipoSanguineo = reader.GetString(4),</text:span></text:p>
      <text:p text:style-name="P1"><text:span text:style-name="T132">                            Rh = reader.GetString(5),</text:span></text:p>
      <text:p text:style-name="P1"><text:span text:style-name="T132">                            Situacao = reader.GetString(7)</text:span></text:p>
      <text:p text:style-name="P1"><text:span text:style-name="T132">                        };</text:span></text:p>
      <text:p text:style-name="P1"><text:span text:style-name="T132">                        doadores.Add(formData);</text:span></text:p>
      <text:p text:style-name="P1"><text:span text:style-name="T132">                    }</text:span></text:p>
      <text:p text:style-name="P1"><text:span text:style-name="T132">                }</text:span></text:p>
      <text:p text:style-name="P1"><text:span text:style-name="T132">            }</text:span></text:p>
      <text:p text:style-name="P1"><text:span text:style-name="T132">        }</text:span></text:p>
      <text:p text:style-name="P1"><text:span text:style-name="T132">        // Log da quantidade de doadores encontrados</text:span></text:p>
      <text:p text:style-name="P1"><text:span text:style-name="T132">        Console.WriteLine($"Doadores encontrados: {doadores.Count}");</text:span></text:p>
      <text:p text:style-name="P1"><text:span text:style-name="T133"/></text:p>
      <text:p text:style-name="P1"><text:span text:style-name="T134">        // Envio da resposta</text:span></text:p>
      <text:p text:style-name="P1"><text:span text:style-name="T134">        await httpContext.Response.WriteAsJsonAsync(doadores);</text:span></text:p>
      <text:p text:style-name="P1"><text:span text:style-name="T134">    }</text:span></text:p>
      <text:p text:style-name="P1"><text:span text:style-name="T134">    catch (Exception ex)</text:span></text:p>
      <text:p text:style-name="P1"><text:span text:style-name="T134">    {</text:span></text:p>
      <text:p text:style-name="P1"><text:span text:style-name="T134">        httpContext.Response.StatusCode = 500; // Internal Server Error</text:span></text:p>
      <text:p text:style-name="P1"><text:span text:style-name="T134">        await httpContext.Response.WriteAsync($"Erro ao buscar dados do banco de dados: {ex.Message}");</text:span></text:p>
      <text:p text:style-name="P1"><text:span text:style-name="T134">    }</text:span></text:p>
      <text:p text:style-name="P1"><text:span text:style-name="T134">});</text:span></text:p>
      <text:p text:style-name="P1"><text:span text:style-name="T135"/></text:p>
      <text:p text:style-name="P1"><text:span text:style-name="T135"/></text:p>
      <text:p text:style-name="P1"><text:span text:style-name="T136">Agora criaremos as funções dos botões remover e alterar quando exibir os usuários e você desejar fazer alguma alteração, primeiro a função remover, que ira exibir um alert e só continuara se a pessoa perrmitir, uma vez permitido NÃO ira remover, e sim passar o estado de atividade para false, assim não aparecendo em buscas</text:span></text:p>
      <text:p text:style-name="P1"><text:span text:style-name="T137"/></text:p>
      <text:p text:style-name="P1"><text:span text:style-name="T138">const handleRemover = async (codigo) =&gt; {</text:span></text:p>
      <text:p text:style-name="P1"><text:span text:style-name="T138">    const confirmRemover = window.confirm("Você tem certeza que deseja remover este doador?");</text:span></text:p>
      <text:p text:style-name="P1"><text:span text:style-name="T138">    if (confirmRemover) {</text:span></text:p>
      <text:p text:style-name="P1"><text:span text:style-name="T138">      try {</text:span></text:p>
      <text:p text:style-name="P1"><text:span text:style-name="T138">        await axios.post('http://localhost:5171/remover', { codigo });</text:span></text:p>
      <text:p text:style-name="P1"><text:span text:style-name="T138">        const updatedDoadores = doadores.filter(doador =&gt; doador.codigo !== codigo);</text:span></text:p>
      <text:p text:style-name="P1"><text:span text:style-name="T138">        setDoadores(updatedDoadores);</text:span></text:p>
      <text:p text:style-name="P1"><text:span text:style-name="T138">      } catch (error) {</text:span></text:p>
      <text:p text:style-name="P1"><text:span text:style-name="T138">        console.error(error);</text:span></text:p>
      <text:p text:style-name="P1"><text:span text:style-name="T138">      }</text:span></text:p>
      <text:p text:style-name="P1"><text:span text:style-name="T138">    }</text:span></text:p>
      <text:p text:style-name="P1"><text:span text:style-name="T138">  };</text:span></text:p>
      <text:p text:style-name="P1"><text:span text:style-name="T139"/></text:p>
      <text:p text:style-name="P1"><text:span text:style-name="T140">Na API iremos desserializar, fazer uma query e passar os dados como parâmetro para desativação do ativo por meio de um update</text:span></text:p>
      <text:p text:style-name="P1"><text:span text:style-name="T141"/></text:p>
      <text:p text:style-name="P1"><text:span text:style-name="T142">app.MapPost("/remover", async (HttpContext httpContext) =&gt;</text:span></text:p>
      <text:p text:style-name="P1"><text:span text:style-name="T142">{</text:span></text:p>
      <text:p text:style-name="P1"><text:span text:style-name="T142">    try</text:span></text:p>
      <text:p text:style-name="P1"><text:span text:style-name="T142">    {</text:span></text:p>
      <text:p text:style-name="P1"><text:span text:style-name="T142">        var requestBody = await new StreamReader(httpContext.Request.Body).ReadToEndAsync();</text:span></text:p>
      <text:p text:style-name="P1"><text:span text:style-name="T142">        var formData = JsonSerializer.Deserialize&lt;FormData&gt;(requestBody, new JsonSerializerOptions { PropertyNameCaseInsensitive = true });</text:span></text:p>
      <text:p text:style-name="P1"><text:span text:style-name="T143"/></text:p>
      <text:p text:style-name="P1"><text:span text:style-name="T144">        // Verificação de entrada</text:span></text:p>
      <text:p text:style-name="P1"><text:span text:style-name="T144">        if (formData == null || formData.Codigo &lt;= 0)</text:span></text:p>
      <text:p text:style-name="P1"><text:span text:style-name="T144">        {</text:span></text:p>
      <text:p text:style-name="P1"><text:span text:style-name="T144">            httpContext.Response.StatusCode = 400; // Bad Request</text:span></text:p>
      <text:p text:style-name="P1"><text:span text:style-name="T144">            await httpContext.Response.WriteAsync("Código inválido.");</text:span></text:p>
      <text:p text:style-name="P1"><text:span text:style-name="T144">            return;</text:span></text:p>
      <text:p text:style-name="P1"><text:span text:style-name="T144">        }</text:span></text:p>
      <text:p text:style-name="P1"><text:span text:style-name="T145"/></text:p>
      <text:p text:style-name="P1"><text:span text:style-name="T146">        string connectionString = "Host=172.30.226.119;Port=5433;Username=postgres;Password=123456;Database=bancodb";</text:span></text:p>
      <text:p text:style-name="P1"><text:span text:style-name="T147"/></text:p>
      <text:p text:style-name="P1"><text:span text:style-name="T148">        using (var connection = new NpgsqlConnection(connectionString))</text:span></text:p>
      <text:p text:style-name="P1"><text:span text:style-name="T148">        {</text:span></text:p>
      <text:p text:style-name="P1"><text:span text:style-name="T148">            await connection.OpenAsync();</text:span></text:p>
      <text:p text:style-name="P1"><text:span text:style-name="T149"/></text:p>
      <text:p text:style-name="P1"><text:span text:style-name="T150">            var sql = "UPDATE public.doador SET situacao = @situacao WHERE codigo = @codigo";</text:span></text:p>
      <text:p text:style-name="P1"><text:span text:style-name="T151"/></text:p>
      <text:p text:style-name="P1"><text:span text:style-name="T152">            using (var command = new NpgsqlCommand(sql, connection))</text:span></text:p>
      <text:p text:style-name="P1"><text:span text:style-name="T152">            {</text:span></text:p>
      <text:p text:style-name="P1"><text:span text:style-name="T152">                command.Parameters.AddWithValue("situacao", "INATIVO"); // Alterar para "INATIVO"</text:span></text:p>
      <text:p text:style-name="P1"><text:span text:style-name="T152">                command.Parameters.AddWithValue("codigo", formData.Codigo);</text:span></text:p>
      <text:p text:style-name="P1"><text:span text:style-name="T153"/></text:p>
      <text:p text:style-name="P1"><text:span text:style-name="T154">                int rowsAffected = await command.ExecuteNonQueryAsync();</text:span></text:p>
      <text:p text:style-name="P1"><text:span text:style-name="T155"/></text:p>
      <text:p text:style-name="P1"><text:span text:style-name="T156">                // Verificar se a operação foi bem-sucedida</text:span></text:p>
      <text:p text:style-name="P1"><text:span text:style-name="T156">                if (rowsAffected &gt; 0)</text:span></text:p>
      <text:p text:style-name="P1"><text:span text:style-name="T156">                {</text:span></text:p>
      <text:p text:style-name="P1"><text:span text:style-name="T156">                    await httpContext.Response.WriteAsync("Doador desativado com sucesso.");</text:span></text:p>
      <text:p text:style-name="P1"><text:span text:style-name="T156">                }</text:span></text:p>
      <text:p text:style-name="P1"><text:span text:style-name="T156">                else</text:span></text:p>
      <text:p text:style-name="P1"><text:span text:style-name="T156">                {</text:span></text:p>
      <text:p text:style-name="P1"><text:span text:style-name="T156">                    httpContext.Response.StatusCode = 404; // Not Found</text:span></text:p>
      <text:p text:style-name="P1"><text:span text:style-name="T156">                    await httpContext.Response.WriteAsync("Doador não encontrado.");</text:span></text:p>
      <text:p text:style-name="P1"><text:span text:style-name="T156">                }</text:span></text:p>
      <text:p text:style-name="P1"><text:span text:style-name="T156">            }</text:span></text:p>
      <text:p text:style-name="P1"><text:span text:style-name="T156">        }</text:span></text:p>
      <text:p text:style-name="P1"><text:span text:style-name="T156">    }</text:span></text:p>
      <text:p text:style-name="P1"><text:span text:style-name="T156">    catch (Exception ex)</text:span></text:p>
      <text:p text:style-name="P1"><text:span text:style-name="T156">    {</text:span></text:p>
      <text:p text:style-name="P1"><text:span text:style-name="T156">        httpContext.Response.StatusCode = 500;</text:span></text:p>
      <text:p text:style-name="P1"><text:span text:style-name="T156">        await httpContext.Response.WriteAsync($"Erro ao processar a requisição: {ex.Message}\n{ex.StackTrace}");</text:span></text:p>
      <text:p text:style-name="P1"><text:span text:style-name="T156">    }</text:span></text:p>
      <text:p text:style-name="P1"><text:span text:style-name="T156">});</text:span></text:p>
      <text:p text:style-name="P1"><text:span text:style-name="T157"/></text:p>
      <text:p text:style-name="P1"><text:span text:style-name="T158">Agora criaremos a função de alterar os dados da pessoa, onde receberemos como parâmetro o código da pessoa e também enviaremos para receber os novos dados e enviar junto com o código para fazer uma query e um update nos antigos dados, não vou explicar muita coisa dessa página pois é basicamente a primeira página, muda somente que mandaremos um código pré-definido.</text:span></text:p>
      <text:p text:style-name="P1"><text:span text:style-name="T159"/></text:p>
      <text:p text:style-name="P1"><text:span text:style-name="T160"> const handleAlterar = (codigo) =&gt; {</text:span></text:p>
      <text:p text:style-name="P1"><text:span text:style-name="T160">    window.location.href = `/alterar/${codigo}`;</text:span></text:p>
      <text:p text:style-name="P1"><text:span text:style-name="T160">  };</text:span></text:p>
      <text:p text:style-name="P1"><text:span text:style-name="T161"/></text:p>
      <text:p text:style-name="P1"><text:span text:style-name="T162">import React, { useState, useEffect } from 'react';</text:span></text:p>
      <text:p text:style-name="P1"><text:span text:style-name="T162">import axios from 'axios';</text:span></text:p>
      <text:p text:style-name="P1"><text:span text:style-name="T162">import { useParams } from 'react-router-dom';</text:span></text:p>
      <text:p text:style-name="P1"><text:span text:style-name="T162">import './style.css';</text:span></text:p>
      <text:p text:style-name="P1"><text:span text:style-name="T163"/></text:p>
      <text:p text:style-name="P1"><text:span text:style-name="T164">function Alterar() {</text:span></text:p>
      <text:p text:style-name="P1"><text:span text:style-name="T164">  const { codigo } = useParams();</text:span></text:p>
      <text:p text:style-name="P1"><text:span text:style-name="T164">  const [formData, setFormData] = useState({</text:span></text:p>
      <text:p text:style-name="P1"><text:span text:style-name="T164">    codigo: codigo,</text:span></text:p>
      <text:p text:style-name="P1"><text:span text:style-name="T164">    nome: "",</text:span></text:p>
      <text:p text:style-name="P1"><text:span text:style-name="T164">    cpf: "",</text:span></text:p>
      <text:p text:style-name="P1"><text:span text:style-name="T164">    booleano: false,</text:span></text:p>
      <text:p text:style-name="P1"><text:span text:style-name="T164">    contato: "",</text:span></text:p>
      <text:p text:style-name="P1"><text:span text:style-name="T164">    opcaoSelect: "",</text:span></text:p>
      <text:p text:style-name="P1"><text:span text:style-name="T164">    opcaoRadio: ""</text:span></text:p>
      <text:p text:style-name="P1"><text:span text:style-name="T164">  });</text:span></text:p>
      <text:p text:style-name="P1"><text:span text:style-name="T164">  const [responseMessage, setResponseMessage] = useState("");</text:span></text:p>
      <text:p text:style-name="P1"><text:span text:style-name="T164">  const [errors, setErrors] = useState({});</text:span></text:p>
      <text:p text:style-name="P1"><text:span text:style-name="T165"/></text:p>
      <text:p text:style-name="P1"><text:span text:style-name="T166">  useEffect(() =&gt; {</text:span></text:p>
      <text:p text:style-name="P1"><text:span text:style-name="T166">    const fetchData = async () =&gt; {</text:span></text:p>
      <text:p text:style-name="P1"><text:span text:style-name="T166">      try {</text:span></text:p>
      <text:p text:style-name="P1"><text:span text:style-name="T166">        const response = await axios.get(`http://localhost:5171/validar?codigo=${codigo}`);</text:span></text:p>
      <text:p text:style-name="P1"><text:span text:style-name="T166">        if (response.data.length &gt; 0) {</text:span></text:p>
      <text:p text:style-name="P1"><text:span text:style-name="T166">          const data = response.data[0];</text:span></text:p>
      <text:p text:style-name="P1"><text:span text:style-name="T166">          setFormData({</text:span></text:p>
      <text:p text:style-name="P1"><text:span text:style-name="T166">            codigo: data.codigo,</text:span></text:p>
      <text:p text:style-name="P1"><text:span text:style-name="T166">            nome: data.nome,</text:span></text:p>
      <text:p text:style-name="P1"><text:span text:style-name="T166">            cpf: data.cpf,</text:span></text:p>
      <text:p text:style-name="P1"><text:span text:style-name="T166">            booleano: data.situacao === 'Ativo',</text:span></text:p>
      <text:p text:style-name="P1"><text:span text:style-name="T166">            contato: data.contato,</text:span></text:p>
      <text:p text:style-name="P1"><text:span text:style-name="T166">            opcaoSelect: data.tipoSanguineo,</text:span></text:p>
      <text:p text:style-name="P1"><text:span text:style-name="T166">            opcaoRadio: data.rh</text:span></text:p>
      <text:p text:style-name="P1"><text:span text:style-name="T166">          });</text:span></text:p>
      <text:p text:style-name="P1"><text:span text:style-name="T166">        }</text:span></text:p>
      <text:p text:style-name="P1"><text:span text:style-name="T166">      } catch (error) {</text:span></text:p>
      <text:p text:style-name="P1"><text:span text:style-name="T166">        console.error('Erro ao buscar dados:', error);</text:span></text:p>
      <text:p text:style-name="P1"><text:span text:style-name="T166">        setResponseMessage('Erro ao buscar dados: ' + error.message);</text:span></text:p>
      <text:p text:style-name="P1"><text:span text:style-name="T166">      }</text:span></text:p>
      <text:p text:style-name="P1"><text:span text:style-name="T166">    };</text:span></text:p>
      <text:p text:style-name="P1"><text:span text:style-name="T167"/></text:p>
      <text:p text:style-name="P1"><text:span text:style-name="T168">    fetchData();</text:span></text:p>
      <text:p text:style-name="P1"><text:span text:style-name="T168">  }, [codigo]);</text:span></text:p>
      <text:p text:style-name="P1"><text:span text:style-name="T169"/></text:p>
      <text:p text:style-name="P1"><text:span text:style-name="T170">  const handleChange = (e) =&gt; {</text:span></text:p>
      <text:p text:style-name="P1"><text:span text:style-name="T170">    const { name, value, type, checked } = e.target;</text:span></text:p>
      <text:p text:style-name="P1"><text:span text:style-name="T170">    const newValue = type === 'checkbox' ? checked : type === 'number' ? parseInt(value) : value;</text:span></text:p>
      <text:p text:style-name="P1"><text:span text:style-name="T170">    setFormData(prevState =&gt; ({</text:span></text:p>
      <text:p text:style-name="P1"><text:span text:style-name="T170">      ...prevState,</text:span></text:p>
      <text:p text:style-name="P1"><text:span text:style-name="T170">      [name]: newValue</text:span></text:p>
      <text:p text:style-name="P1"><text:span text:style-name="T170">    }));</text:span></text:p>
      <text:p text:style-name="P1"><text:span text:style-name="T171"/></text:p>
      <text:p text:style-name="P1"><text:span text:style-name="T172">    const validationErrors = validate({ ...formData, [name]: newValue });</text:span></text:p>
      <text:p text:style-name="P1"><text:span text:style-name="T172">    setErrors(validationErrors);</text:span></text:p>
      <text:p text:style-name="P1"><text:span text:style-name="T172">  };</text:span></text:p>
      <text:p text:style-name="P1"><text:span text:style-name="T173"/></text:p>
      <text:p text:style-name="P1"><text:span text:style-name="T174">  const handleSubmit = async (e) =&gt; {</text:span></text:p>
      <text:p text:style-name="P1"><text:span text:style-name="T174">    e.preventDefault();</text:span></text:p>
      <text:p text:style-name="P1"><text:span text:style-name="T175"/></text:p>
      <text:p text:style-name="P1"><text:span text:style-name="T176">    const validationErrors = validate(formData);</text:span></text:p>
      <text:p text:style-name="P1"><text:span text:style-name="T176">    if (Object.keys(validationErrors).length &gt; 0) {</text:span></text:p>
      <text:p text:style-name="P1"><text:span text:style-name="T176">      setErrors(validationErrors);</text:span></text:p>
      <text:p text:style-name="P1"><text:span text:style-name="T176">      return;</text:span></text:p>
      <text:p text:style-name="P1"><text:span text:style-name="T176">    }</text:span></text:p>
      <text:p text:style-name="P1"><text:span text:style-name="T177"/></text:p>
      <text:p text:style-name="P1"><text:span text:style-name="T178">    const situacao = formData.booleano ? "Ativo" : "Inativo";</text:span></text:p>
      <text:p text:style-name="P1"><text:span text:style-name="T179"/></text:p>
      <text:p text:style-name="P1"><text:span text:style-name="T180">    const payloadd = {</text:span></text:p>
      <text:p text:style-name="P1"><text:span text:style-name="T180">      Codigo: formData.codigo,</text:span></text:p>
      <text:p text:style-name="P1"><text:span text:style-name="T180">      Nome: formData.nome,</text:span></text:p>
      <text:p text:style-name="P1"><text:span text:style-name="T180">      Cpf: formData.cpf,</text:span></text:p>
      <text:p text:style-name="P1"><text:span text:style-name="T180">      Contato: formData.contato,</text:span></text:p>
      <text:p text:style-name="P1"><text:span text:style-name="T180">      TipoSanguineo: formData.opcaoSelect,</text:span></text:p>
      <text:p text:style-name="P1"><text:span text:style-name="T180">      Rh: formData.opcaoRadio,</text:span></text:p>
      <text:p text:style-name="P1"><text:span text:style-name="T180">      Situacao: situacao,</text:span></text:p>
      <text:p text:style-name="P1"><text:span text:style-name="T180">      TipoRhCorretos: true</text:span></text:p>
      <text:p text:style-name="P1"><text:span text:style-name="T180">    };</text:span></text:p>
      <text:p text:style-name="P1"><text:span text:style-name="T181"/></text:p>
      <text:p text:style-name="P1"><text:span text:style-name="T182">    try {</text:span></text:p>
      <text:p text:style-name="P1"><text:span text:style-name="T182">      const response = await axios.post('http://localhost:5171/alterar', payloadd);</text:span></text:p>
      <text:p text:style-name="P1"><text:span text:style-name="T182">      setResponseMessage(response.data);</text:span></text:p>
      <text:p text:style-name="P1"><text:span text:style-name="T182">    } catch (error) {</text:span></text:p>
      <text:p text:style-name="P1"><text:span text:style-name="T182">      console.error('Erro ao enviar dados:', error);</text:span></text:p>
      <text:p text:style-name="P1"><text:span text:style-name="T182">      setResponseMessage('Erro ao enviar dados: ' + error.message);</text:span></text:p>
      <text:p text:style-name="P1"><text:span text:style-name="T182">    }</text:span></text:p>
      <text:p text:style-name="P1"><text:span text:style-name="T182">  };</text:span></text:p>
      <text:p text:style-name="P1"><text:span text:style-name="T183"/></text:p>
      <text:p text:style-name="P1"><text:span text:style-name="T184">  const validate = (data) =&gt; {</text:span></text:p>
      <text:p text:style-name="P1"><text:span text:style-name="T184">    let errors = {};</text:span></text:p>
      <text:p text:style-name="P1"><text:span text:style-name="T185"/></text:p>
      <text:p text:style-name="P1"><text:span text:style-name="T186">    if (!data.nome || data.nome.length &lt; 2 || data.nome.length &gt; 255) {</text:span></text:p>
      <text:p text:style-name="P1"><text:span text:style-name="T186">      errors.nome = "Nome obrigatório e deve ter entre 2 e 255 caracteres.";</text:span></text:p>
      <text:p text:style-name="P1"><text:span text:style-name="T186">    }</text:span></text:p>
      <text:p text:style-name="P1"><text:span text:style-name="T187"/></text:p>
      <text:p text:style-name="P1"><text:span text:style-name="T188">    if (!data.cpf || data.cpf.length !== 14) {</text:span></text:p>
      <text:p text:style-name="P1"><text:span text:style-name="T188">      errors.cpf = "CPF inválido";</text:span></text:p>
      <text:p text:style-name="P1"><text:span text:style-name="T188">    }</text:span></text:p>
      <text:p text:style-name="P1"><text:span text:style-name="T189"/></text:p>
      <text:p text:style-name="P1"><text:span text:style-name="T190">    if (!data.contato || data.contato.length &lt; 2 || data.contato.length &gt; 255) {</text:span></text:p>
      <text:p text:style-name="P1"><text:span text:style-name="T190">      errors.contato = "Contato obrigatório e deve ter entre 2 e 255 caracteres.";</text:span></text:p>
      <text:p text:style-name="P1"><text:span text:style-name="T190">    }</text:span></text:p>
      <text:p text:style-name="P1"><text:span text:style-name="T191"/></text:p>
      <text:p text:style-name="P1"><text:span text:style-name="T192">    if (!data.opcaoSelect) {</text:span></text:p>
      <text:p text:style-name="P1"><text:span text:style-name="T192">      errors.opcaoSelect = "Selecione uma opção do dropdown.";</text:span></text:p>
      <text:p text:style-name="P1"><text:span text:style-name="T192">    }</text:span></text:p>
      <text:p text:style-name="P1"><text:span text:style-name="T193"/></text:p>
      <text:p text:style-name="P1"><text:span text:style-name="T194">    if (!data.opcaoRadio) {</text:span></text:p>
      <text:p text:style-name="P1"><text:span text:style-name="T194">      errors.opcaoRadio = "Selecione uma opção nos botões de rádio.";</text:span></text:p>
      <text:p text:style-name="P1"><text:span text:style-name="T194">    }</text:span></text:p>
      <text:p text:style-name="P1"><text:span text:style-name="T195"/></text:p>
      <text:p text:style-name="P1"><text:span text:style-name="T196">    return errors;</text:span></text:p>
      <text:p text:style-name="P1"><text:span text:style-name="T196">  };</text:span></text:p>
      <text:p text:style-name="P1"><text:span text:style-name="T197"/></text:p>
      <text:p text:style-name="P1"><text:span text:style-name="T198">  return (</text:span></text:p>
      <text:p text:style-name="P1"><text:span text:style-name="T198">    &lt;div&gt;</text:span></text:p>
      <text:p text:style-name="P1"><text:span text:style-name="T198">      &lt;h1&gt;Alterar Dados do Doador&lt;/h1&gt;</text:span></text:p>
      <text:p text:style-name="P1"><text:span text:style-name="T198">      &lt;h2&gt;Esses são seus dados, modifique oque desejar.&lt;/h2&gt;</text:span></text:p>
      <text:p text:style-name="P1"><text:span text:style-name="T198">      &lt;form onSubmit={handleSubmit}&gt;</text:span></text:p>
      <text:p text:style-name="P1"><text:span text:style-name="T198">        &lt;label&gt;</text:span></text:p>
      <text:p text:style-name="P1"><text:span text:style-name="T198">          Nome:</text:span></text:p>
      <text:p text:style-name="P1"><text:span text:style-name="T198">          &lt;input type="text" name="nome" value={formData.nome} onChange={handleChange} /&gt;</text:span></text:p>
      <text:p text:style-name="P1"><text:span text:style-name="T198">          {errors.nome &amp;&amp; &lt;span style={{ color: 'red' }}&gt;{errors.nome}&lt;/span&gt;}</text:span></text:p>
      <text:p text:style-name="P1"><text:span text:style-name="T198">        &lt;/label&gt;</text:span></text:p>
      <text:p text:style-name="P1"><text:span text:style-name="T198">        &lt;br /&gt;</text:span></text:p>
      <text:p text:style-name="P1"><text:span text:style-name="T198">        &lt;label&gt;</text:span></text:p>
      <text:p text:style-name="P1"><text:span text:style-name="T198">          CPF:</text:span></text:p>
      <text:p text:style-name="P1"><text:span text:style-name="T198">          &lt;input type="text" name="cpf" value={formData.cpf} onChange={handleChange} /&gt;</text:span></text:p>
      <text:p text:style-name="P1"><text:span text:style-name="T198">          {errors.cpf &amp;&amp; &lt;span style={{ color: 'red' }}&gt;{errors.cpf}&lt;/span&gt;}</text:span></text:p>
      <text:p text:style-name="P1"><text:span text:style-name="T198">        &lt;/label&gt;</text:span></text:p>
      <text:p text:style-name="P1"><text:span text:style-name="T198">        &lt;br /&gt;</text:span></text:p>
      <text:p text:style-name="P1"><text:span text:style-name="T198">        &lt;label&gt;</text:span></text:p>
      <text:p text:style-name="P1"><text:span text:style-name="T198">          Contato:</text:span></text:p>
      <text:p text:style-name="P1"><text:span text:style-name="T198">          &lt;input type="text" name="contato" value={formData.contato} onChange={handleChange} /&gt;</text:span></text:p>
      <text:p text:style-name="P1"><text:span text:style-name="T198">          {errors.contato &amp;&amp; &lt;span style={{ color: 'red' }}&gt;{errors.contato}&lt;/span&gt;}</text:span></text:p>
      <text:p text:style-name="P1"><text:span text:style-name="T198">        &lt;/label&gt;</text:span></text:p>
      <text:p text:style-name="P1"><text:span text:style-name="T198">        &lt;br /&gt;</text:span></text:p>
      <text:p text:style-name="P1"><text:span text:style-name="T198">        &lt;label&gt;</text:span></text:p>
      <text:p text:style-name="P1"><text:span text:style-name="T198">          Situação:</text:span></text:p>
      <text:p text:style-name="P1"><text:span text:style-name="T198">          &lt;input type="checkbox" name="booleano" checked={formData.booleano} onChange={handleChange} /&gt;</text:span></text:p>
      <text:p text:style-name="P1"><text:span text:style-name="T198">          {formData.booleano ? 'Ativo' : 'Inativo'}</text:span></text:p>
      <text:p text:style-name="P1"><text:span text:style-name="T198">        &lt;/label&gt;</text:span></text:p>
      <text:p text:style-name="P1"><text:span text:style-name="T198">        &lt;br /&gt;</text:span></text:p>
      <text:p text:style-name="P1"><text:span text:style-name="T198">        &lt;label&gt;</text:span></text:p>
      <text:p text:style-name="P1"><text:span text:style-name="T198">          Tipo Sanguíneo:</text:span></text:p>
      <text:p text:style-name="P1"><text:span text:style-name="T198">          &lt;select name="opcaoSelect" value={formData.opcaoSelect} onChange={handleChange}&gt;</text:span></text:p>
      <text:p text:style-name="P1"><text:span text:style-name="T198">            &lt;option value=""&gt;Selecione o tipo sanguíneo...&lt;/option&gt;</text:span></text:p>
      <text:p text:style-name="P1"><text:span text:style-name="T198">            &lt;option value="A"&gt;A&lt;/option&gt;</text:span></text:p>
      <text:p text:style-name="P1"><text:span text:style-name="T198">            &lt;option value="B"&gt;B&lt;/option&gt;</text:span></text:p>
      <text:p text:style-name="P1"><text:span text:style-name="T198">            &lt;option value="AB"&gt;AB&lt;/option&gt;</text:span></text:p>
      <text:p text:style-name="P1"><text:span text:style-name="T198">            &lt;option value="O"&gt;O&lt;/option&gt;</text:span></text:p>
      <text:p text:style-name="P1"><text:span text:style-name="T198">          &lt;/select&gt;</text:span></text:p>
      <text:p text:style-name="P1"><text:span text:style-name="T198">          {errors.opcaoSelect &amp;&amp; &lt;span style={{ color: 'red' }}&gt;{errors.opcaoSelect}&lt;/span&gt;}</text:span></text:p>
      <text:p text:style-name="P1"><text:span text:style-name="T198">        &lt;/label&gt;</text:span></text:p>
      <text:p text:style-name="P1"><text:span text:style-name="T198">        &lt;br /&gt;</text:span></text:p>
      <text:p text:style-name="P1"><text:span text:style-name="T198">        &lt;label&gt;</text:span></text:p>
      <text:p text:style-name="P1"><text:span text:style-name="T198">          RH:</text:span></text:p>
      <text:p text:style-name="P1"><text:span text:style-name="T198">          &lt;label&gt;</text:span></text:p>
      <text:p text:style-name="P1"><text:span text:style-name="T198">            &lt;input type="radio" name="opcaoRadio" value="+" checked={formData.opcaoRadio === "+"} onChange={handleChange} /&gt;</text:span></text:p>
      <text:p text:style-name="P1"><text:span text:style-name="T198">            RH+</text:span></text:p>
      <text:p text:style-name="P1"><text:span text:style-name="T198">          &lt;/label&gt;</text:span></text:p>
      <text:p text:style-name="P1"><text:span text:style-name="T198">          &lt;label&gt;</text:span></text:p>
      <text:p text:style-name="P1"><text:span text:style-name="T198">            &lt;input type="radio" name="opcaoRadio" value="-" checked={formData.opcaoRadio === "-"} onChange={handleChange} /&gt;</text:span></text:p>
      <text:p text:style-name="P1"><text:span text:style-name="T198">            RH-</text:span></text:p>
      <text:p text:style-name="P1"><text:span text:style-name="T198">          &lt;/label&gt;</text:span></text:p>
      <text:p text:style-name="P1"><text:span text:style-name="T198">          {errors.opcaoRadio &amp;&amp; &lt;span style={{ color: 'red' }}&gt;{errors.opcaoRadio}&lt;/span&gt;}</text:span></text:p>
      <text:p text:style-name="P1"><text:span text:style-name="T198">        &lt;/label&gt;</text:span></text:p>
      <text:p text:style-name="P1"><text:span text:style-name="T198">        &lt;br /&gt;</text:span></text:p>
      <text:p text:style-name="P1"><text:span text:style-name="T198">        &lt;button type="submit"&gt;Enviar&lt;/button&gt;</text:span></text:p>
      <text:p text:style-name="P1"><text:span text:style-name="T198">      &lt;/form&gt;</text:span></text:p>
      <text:p text:style-name="P1"><text:span text:style-name="T198">      {responseMessage &amp;&amp; &lt;p&gt;{typeof responseMessage === 'string' ? responseMessage : JSON.stringify(responseMessage)}&lt;/p&gt;}</text:span></text:p>
      <text:p text:style-name="P1"><text:span text:style-name="T198">      &lt;button type="button" onClick={() =&gt; window.location.href = '/Pg2'}&gt;Ir para a página de buscas&lt;/button&gt;</text:span></text:p>
      <text:p text:style-name="P1"><text:span text:style-name="T198">    &lt;/div&gt;</text:span></text:p>
      <text:p text:style-name="P1"><text:span text:style-name="T198">  );</text:span></text:p>
      <text:p text:style-name="P1"><text:span text:style-name="T198">}</text:span></text:p>
      <text:p text:style-name="P1"><text:span text:style-name="T199"/></text:p>
      <text:p text:style-name="P1"><text:span text:style-name="T200">export default Alterar;</text:span></text:p>
      <text:p text:style-name="P1"><text:span text:style-name="T201"/></text:p>
      <text:p text:style-name="P1"><text:span text:style-name="T202">e chamaremos a função de alteração quando clicar no botão enviar, novamente como todas as outras ela desserializa e faz uma query comum usando como update e o código como parâmetro </text:span></text:p>
      <text:p text:style-name="P1"><text:span text:style-name="T203"/></text:p>
      <text:p text:style-name="P1"><text:span text:style-name="T204">app.MapPost("/alterar", async (HttpContext httpContext) =&gt;</text:span></text:p>
      <text:p text:style-name="P1"><text:span text:style-name="T204">{</text:span></text:p>
      <text:p text:style-name="P1"><text:span text:style-name="T204">    try</text:span></text:p>
      <text:p text:style-name="P1"><text:span text:style-name="T204">    {</text:span></text:p>
      <text:p text:style-name="P1"><text:span text:style-name="T204">        var requestBody = await new StreamReader(httpContext.Request.Body).ReadToEndAsync();</text:span></text:p>
      <text:p text:style-name="P1"><text:span text:style-name="T204">        var formData = JsonSerializer.Deserialize&lt;FormData&gt;(requestBody, new JsonSerializerOptions { PropertyNameCaseInsensitive = true });</text:span></text:p>
      <text:p text:style-name="P1"><text:span text:style-name="T205"/></text:p>
      <text:p text:style-name="P1"><text:span text:style-name="T206">        Console.WriteLine("Dados recebidos para alteração:");</text:span></text:p>
      <text:p text:style-name="P1"><text:span text:style-name="T206">        Console.WriteLine(JsonSerializer.Serialize(formData));</text:span></text:p>
      <text:p text:style-name="P1"><text:span text:style-name="T207"/></text:p>
      <text:p text:style-name="P1"><text:span text:style-name="T208">        if (string.IsNullOrEmpty(formData.Nome) ||</text:span></text:p>
      <text:p text:style-name="P1"><text:span text:style-name="T208">            string.IsNullOrEmpty(formData.Cpf) ||</text:span></text:p>
      <text:p text:style-name="P1"><text:span text:style-name="T208">            string.IsNullOrEmpty(formData.Contato) ||</text:span></text:p>
      <text:p text:style-name="P1"><text:span text:style-name="T208">            string.IsNullOrEmpty(formData.TipoSanguineo) ||</text:span></text:p>
      <text:p text:style-name="P1"><text:span text:style-name="T208">            string.IsNullOrEmpty(formData.Rh))</text:span></text:p>
      <text:p text:style-name="P1"><text:span text:style-name="T208">        {</text:span></text:p>
      <text:p text:style-name="P1"><text:span text:style-name="T208">            httpContext.Response.StatusCode = 400; // Bad Request</text:span></text:p>
      <text:p text:style-name="P1"><text:span text:style-name="T208">            await httpContext.Response.WriteAsync("Todos os campos obrigatórios devem ser preenchidos.");</text:span></text:p>
      <text:p text:style-name="P1"><text:span text:style-name="T208">            return;</text:span></text:p>
      <text:p text:style-name="P1"><text:span text:style-name="T208">        }</text:span></text:p>
      <text:p text:style-name="P1"><text:span text:style-name="T209"/></text:p>
      <text:p text:style-name="P1"><text:span text:style-name="T210">        string connectionString = "Host=172.30.226.119;Port=5433;Username=postgres;Password=123456;Database=bancodb";</text:span></text:p>
      <text:p text:style-name="P1"><text:span text:style-name="T211"/></text:p>
      <text:p text:style-name="P1"><text:span text:style-name="T212">        using (var connection = new NpgsqlConnection(connectionString))</text:span></text:p>
      <text:p text:style-name="P1"><text:span text:style-name="T212">        {</text:span></text:p>
      <text:p text:style-name="P1"><text:span text:style-name="T212">            await connection.OpenAsync();</text:span></text:p>
      <text:p text:style-name="P1"><text:span text:style-name="T213"/></text:p>
      <text:p text:style-name="P1"><text:span text:style-name="T214">            var sql = "UPDATE public.doador SET nome = @nome, cpf = @cpf, contato = @contato, tipo_sanguineo = @tipo_sanguineo, rh = @rh, situacao = @situacao WHERE codigo = @codigo";</text:span></text:p>
      <text:p text:style-name="P1"><text:span text:style-name="T215"/></text:p>
      <text:p text:style-name="P1"><text:span text:style-name="T216">            using (var command = new NpgsqlCommand(sql, connection))</text:span></text:p>
      <text:p text:style-name="P1"><text:span text:style-name="T216">            {</text:span></text:p>
      <text:p text:style-name="P1"><text:span text:style-name="T216">                command.Parameters.AddWithValue("nome", formData.Nome);</text:span></text:p>
      <text:p text:style-name="P1"><text:span text:style-name="T216">                command.Parameters.AddWithValue("cpf", formData.Cpf);</text:span></text:p>
      <text:p text:style-name="P1"><text:span text:style-name="T216">                command.Parameters.AddWithValue("contato", formData.Contato);</text:span></text:p>
      <text:p text:style-name="P1"><text:span text:style-name="T216">                command.Parameters.AddWithValue("tipo_sanguineo", formData.TipoSanguineo);</text:span></text:p>
      <text:p text:style-name="P1"><text:span text:style-name="T216">                command.Parameters.AddWithValue("rh", formData.Rh);</text:span></text:p>
      <text:p text:style-name="P1"><text:span text:style-name="T216">                command.Parameters.AddWithValue("situacao", formData.Situacao);</text:span></text:p>
      <text:p text:style-name="P1"><text:span text:style-name="T216">                command.Parameters.AddWithValue("codigo", formData.Codigo);</text:span></text:p>
      <text:p text:style-name="P1"><text:span text:style-name="T217"/></text:p>
      <text:p text:style-name="P1"><text:span text:style-name="T218">                Console.WriteLine($"SQL Query: {sql}");</text:span></text:p>
      <text:p text:style-name="P1"><text:span text:style-name="T218">                Console.WriteLine($"Parâmetros: {JsonSerializer.Serialize(new {</text:span></text:p>
      <text:p text:style-name="P1"><text:span text:style-name="T218">                    formData.Nome,</text:span></text:p>
      <text:p text:style-name="P1"><text:span text:style-name="T218">                    formData.Cpf,</text:span></text:p>
      <text:p text:style-name="P1"><text:span text:style-name="T218">                    formData.Contato,</text:span></text:p>
      <text:p text:style-name="P1"><text:span text:style-name="T218">                    formData.TipoSanguineo,</text:span></text:p>
      <text:p text:style-name="P1"><text:span text:style-name="T218">                    formData.Rh,</text:span></text:p>
      <text:p text:style-name="P1"><text:span text:style-name="T218">                    formData.Situacao,</text:span></text:p>
      <text:p text:style-name="P1"><text:span text:style-name="T218">                    formData.Codigo</text:span></text:p>
      <text:p text:style-name="P1"><text:span text:style-name="T218">                })}");</text:span></text:p>
      <text:p text:style-name="P1"><text:span text:style-name="T219"/></text:p>
      <text:p text:style-name="P1"><text:span text:style-name="T220">                await command.ExecuteNonQueryAsync();</text:span></text:p>
      <text:p text:style-name="P1"><text:span text:style-name="T220">            }</text:span></text:p>
      <text:p text:style-name="P1"><text:span text:style-name="T220">        }</text:span></text:p>
      <text:p text:style-name="P1"><text:span text:style-name="T221"/></text:p>
      <text:p text:style-name="P1"><text:span text:style-name="T222">        await httpContext.Response.WriteAsync("Dados do doador atualizados com sucesso.");</text:span></text:p>
      <text:p text:style-name="P1"><text:span text:style-name="T222">    }</text:span></text:p>
      <text:p text:style-name="P1"><text:span text:style-name="T222">    catch (Exception ex)</text:span></text:p>
      <text:p text:style-name="P1"><text:span text:style-name="T222">    {</text:span></text:p>
      <text:p text:style-name="P1"><text:span text:style-name="T222">        httpContext.Response.StatusCode = 500;</text:span></text:p>
      <text:p text:style-name="P1"><text:span text:style-name="T222">        await httpContext.Response.WriteAsync($"Erro ao processar a requisição: {ex.Message}");</text:span></text:p>
      <text:p text:style-name="P1"><text:span text:style-name="T222">    }</text:span></text:p>
      <text:p text:style-name="P1"><text:span text:style-name="T222">});</text:span></text:p>
      <text:p text:style-name="P1"><text:span text:style-name="T223"/></text:p>
      <text:p text:style-name="P1"><text:span text:style-name="T224">Agora voltando para a nossa página de busca criaremos o formulário para ser mandado como filtro onde receberemos os dados como parâmetros na API e buscar os dados correspondentes, e também retornaremos e exibiremos os dados retornados abaixo</text:span></text:p>
      <text:p text:style-name="P1"><text:span text:style-name="T225"/></text:p>
      <text:p text:style-name="P1"><text:span text:style-name="T226">return (</text:span></text:p>
      <text:p text:style-name="P1"><text:span text:style-name="T226"><text:s text:c="4"/>&lt;div&gt;</text:span></text:p>
      <text:p text:style-name="P1"><text:span text:style-name="T226"><text:s text:c="8"/>&lt;h1&gt;Página de Busca de Doadores&lt;/h1&gt;</text:span></text:p>
      <text:p text:style-name="P1"><text:span text:style-name="T226"><text:s text:c="8"/>&lt;form onSubmit={handleSubmit}&gt;</text:span></text:p>
      <text:p text:style-name="P1"><text:span text:style-name="T226"><text:s text:c="12"/>&lt;div&gt;</text:span></text:p>
      <text:p text:style-name="P1"><text:span text:style-name="T226"><text:s text:c="16"/>&lt;label&gt;</text:span></text:p>
      <text:p text:style-name="P1"><text:span text:style-name="T226"><text:s text:c="20"/>Código:</text:span></text:p>
      <text:p text:style-name="P1"><text:span text:style-name="T226"><text:s text:c="20"/>&lt;input type="text" name="codigo" value={formData.codigo} onChange={handleChange} /&gt;</text:span></text:p>
      <text:p text:style-name="P1"><text:span text:style-name="T226"><text:s text:c="16"/>&lt;/label&gt;</text:span></text:p>
      <text:p text:style-name="P1"><text:span text:style-name="T226"><text:s text:c="12"/>&lt;/div&gt;</text:span></text:p>
      <text:p text:style-name="P1"><text:span text:style-name="T226"><text:s text:c="12"/>&lt;div&gt;</text:span></text:p>
      <text:p text:style-name="P1"><text:span text:style-name="T226"><text:s text:c="16"/>&lt;label&gt;</text:span></text:p>
      <text:p text:style-name="P1"><text:span text:style-name="T226"><text:s text:c="20"/>Nome:</text:span></text:p>
      <text:p text:style-name="P1"><text:span text:style-name="T226"><text:s text:c="20"/>&lt;input type="text" name="nome" value={formData.nome} onChange={handleChange} /&gt;</text:span></text:p>
      <text:p text:style-name="P1"><text:span text:style-name="T226"><text:s text:c="16"/>&lt;/label&gt;</text:span></text:p>
      <text:p text:style-name="P1"><text:span text:style-name="T226"><text:s text:c="12"/>&lt;/div&gt;</text:span></text:p>
      <text:p text:style-name="P1"><text:span text:style-name="T226"><text:s text:c="12"/>&lt;div&gt;</text:span></text:p>
      <text:p text:style-name="P1"><text:span text:style-name="T226"><text:s text:c="16"/>&lt;label&gt;</text:span></text:p>
      <text:p text:style-name="P1"><text:span text:style-name="T226"><text:s text:c="20"/>CPF:</text:span></text:p>
      <text:p text:style-name="P1"><text:span text:style-name="T226"><text:s text:c="20"/>&lt;input type="text" name="cpf" value={formData.cpf} onChange={handleChange} /&gt;</text:span></text:p>
      <text:p text:style-name="P1"><text:span text:style-name="T226"><text:s text:c="16"/>&lt;/label&gt;</text:span></text:p>
      <text:p text:style-name="P1"><text:span text:style-name="T226"><text:s text:c="12"/>&lt;/div&gt;</text:span></text:p>
      <text:p text:style-name="P1"><text:span text:style-name="T226"><text:s text:c="12"/>&lt;div&gt;</text:span></text:p>
      <text:p text:style-name="P1"><text:span text:style-name="T226"><text:s text:c="16"/>&lt;label&gt;</text:span></text:p>
      <text:p text:style-name="P1"><text:span text:style-name="T226"><text:s text:c="20"/>Contato:</text:span></text:p>
      <text:p text:style-name="P1"><text:span text:style-name="T226"><text:s text:c="20"/>&lt;input type="text" name="contato" value={formData.contato} onChange={handleChange} /&gt;</text:span></text:p>
      <text:p text:style-name="P1"><text:span text:style-name="T226"><text:s text:c="16"/>&lt;/label&gt;</text:span></text:p>
      <text:p text:style-name="P1"><text:span text:style-name="T226"><text:s text:c="12"/>&lt;/div&gt;</text:span></text:p>
      <text:p text:style-name="P1"><text:span text:style-name="T226"><text:s text:c="12"/>&lt;div&gt;</text:span></text:p>
      <text:p text:style-name="P1"><text:span text:style-name="T226"><text:s text:c="16"/>&lt;label&gt;</text:span></text:p>
      <text:p text:style-name="P1"><text:span text:style-name="T226"><text:s text:c="20"/>Opção Select (Tipo Sanguíneo):</text:span></text:p>
      <text:p text:style-name="P1"><text:span text:style-name="T226"><text:s text:c="20"/>&lt;select name="opcaoSelect" value={formData.opcaoSelect} onChange={handleChange}&gt;</text:span></text:p>
      <text:p text:style-name="P1"><text:span text:style-name="T226"><text:s text:c="24"/>&lt;option value=""&gt;Selecione o tipo sanguíneo...&lt;/option&gt;</text:span></text:p>
      <text:p text:style-name="P1"><text:span text:style-name="T226"><text:s text:c="24"/>&lt;option value="A"&gt;A&lt;/option&gt;</text:span></text:p>
      <text:p text:style-name="P1"><text:span text:style-name="T226"><text:s text:c="24"/>&lt;option value="B"&gt;B&lt;/option&gt;</text:span></text:p>
      <text:p text:style-name="P1"><text:span text:style-name="T226"><text:s text:c="24"/>&lt;option value="AB"&gt;AB&lt;/option&gt;</text:span></text:p>
      <text:p text:style-name="P1"><text:span text:style-name="T226"><text:s text:c="24"/>&lt;option value="O"&gt;O&lt;/option&gt;</text:span></text:p>
      <text:p text:style-name="P1"><text:span text:style-name="T226"><text:s text:c="20"/>&lt;/select&gt;</text:span></text:p>
      <text:p text:style-name="P1"><text:span text:style-name="T226"><text:s text:c="16"/>&lt;/label&gt;</text:span></text:p>
      <text:p text:style-name="P1"><text:span text:style-name="T226"><text:s text:c="12"/>&lt;/div&gt;</text:span></text:p>
      <text:p text:style-name="P1"><text:span text:style-name="T226"><text:s text:c="12"/>&lt;div&gt;</text:span></text:p>
      <text:p text:style-name="P1"><text:span text:style-name="T226"><text:s text:c="16"/>&lt;label&gt;</text:span></text:p>
      <text:p text:style-name="P1"><text:span text:style-name="T226"><text:s text:c="20"/>Opção Radio (RH):</text:span></text:p>
      <text:p text:style-name="P1"><text:span text:style-name="T226"><text:s text:c="16"/>&lt;/label&gt;</text:span></text:p>
      <text:p text:style-name="P1"><text:span text:style-name="T226"><text:s text:c="16"/>&lt;label&gt;</text:span></text:p>
      <text:p text:style-name="P1"><text:span text:style-name="T226"><text:s text:c="20"/>&lt;input type="radio" name="opcaoRadio" value="+" checked={formData.opcaoRadio === "+"} onChange={handleChange} /&gt;</text:span></text:p>
      <text:p text:style-name="P1"><text:span text:style-name="T226"><text:s text:c="20"/>RH+</text:span></text:p>
      <text:p text:style-name="P1"><text:span text:style-name="T226"><text:s text:c="16"/>&lt;/label&gt;</text:span></text:p>
      <text:p text:style-name="P1"><text:span text:style-name="T226"><text:s text:c="16"/>&lt;label&gt;</text:span></text:p>
      <text:p text:style-name="P1"><text:span text:style-name="T226"><text:s text:c="20"/>&lt;input type="radio" name="opcaoRadio" value="-" checked={formData.opcaoRadio === "-"} onChange={handleChange} /&gt;</text:span></text:p>
      <text:p text:style-name="P1"><text:span text:style-name="T226"><text:s text:c="20"/>RH-</text:span></text:p>
      <text:p text:style-name="P1"><text:span text:style-name="T226"><text:s text:c="16"/>&lt;/label&gt;</text:span></text:p>
      <text:p text:style-name="P1"><text:span text:style-name="T226"><text:s text:c="12"/>&lt;/div&gt;</text:span></text:p>
      <text:p text:style-name="P1"><text:span text:style-name="T226"><text:s text:c="12"/>&lt;div&gt;</text:span></text:p>
      <text:p text:style-name="P1"><text:span text:style-name="T226"><text:s text:c="16"/>&lt;button type="submit"&gt;Buscar&lt;/button&gt;</text:span></text:p>
      <text:p text:style-name="P1"><text:span text:style-name="T226"><text:s text:c="16"/>&lt;button type="button" onClick={() =&gt; window.location.href = '/'}&gt;Ir para a página inicial&lt;/button&gt;</text:span></text:p>
      <text:p text:style-name="P1"><text:span text:style-name="T226"><text:s text:c="16"/>&lt;button type="button" onClick={() =&gt; window.location.href = '/Doar'}&gt;Cadastrar doação feita&lt;/button&gt;</text:span></text:p>
      <text:p text:style-name="P1"><text:span text:style-name="T226"><text:s text:c="12"/>&lt;/div&gt;</text:span></text:p>
      <text:p text:style-name="P1"><text:span text:style-name="T226"><text:s text:c="8"/>&lt;/form&gt;</text:span></text:p>
      <text:p text:style-name="P1"><text:span text:style-name="T227"/></text:p>
      <text:p text:style-name="P1"><text:span text:style-name="T228"><text:s text:c="8"/>{doadores.length &gt; 0 &amp;&amp; (</text:span></text:p>
      <text:p text:style-name="P1"><text:span text:style-name="T228"><text:s text:c="12"/>&lt;div&gt;</text:span></text:p>
      <text:p text:style-name="P1"><text:span text:style-name="T228"><text:s text:c="16"/>&lt;h2&gt;Resultados da Busca:&lt;/h2&gt;</text:span></text:p>
      <text:p text:style-name="P1"><text:span text:style-name="T228"><text:s text:c="16"/>&lt;table&gt;</text:span></text:p>
      <text:p text:style-name="P1"><text:span text:style-name="T228"><text:s text:c="20"/>&lt;thead&gt;</text:span></text:p>
      <text:p text:style-name="P1"><text:span text:style-name="T228"><text:s text:c="24"/>&lt;tr&gt;</text:span></text:p>
      <text:p text:style-name="P1"><text:span text:style-name="T228"><text:s text:c="28"/>&lt;th&gt;Código&lt;/th&gt;</text:span></text:p>
      <text:p text:style-name="P1"><text:span text:style-name="T228"><text:s text:c="28"/>&lt;th&gt;Nome&lt;/th&gt;</text:span></text:p>
      <text:p text:style-name="P1"><text:span text:style-name="T228"><text:s text:c="28"/>&lt;th&gt;CPF&lt;/th&gt;</text:span></text:p>
      <text:p text:style-name="P1"><text:span text:style-name="T228"><text:s text:c="28"/>&lt;th&gt;Contato&lt;/th&gt;</text:span></text:p>
      <text:p text:style-name="P1"><text:span text:style-name="T228"><text:s text:c="28"/>&lt;th&gt;RH&lt;/th&gt;</text:span></text:p>
      <text:p text:style-name="P1"><text:span text:style-name="T228"><text:s text:c="28"/>&lt;th&gt;Ações&lt;/th&gt;</text:span></text:p>
      <text:p text:style-name="P1"><text:span text:style-name="T228"><text:s text:c="24"/>&lt;/tr&gt;</text:span></text:p>
      <text:p text:style-name="P1"><text:span text:style-name="T228"><text:s text:c="20"/>&lt;/thead&gt;</text:span></text:p>
      <text:p text:style-name="P1"><text:span text:style-name="T228"><text:s text:c="20"/>&lt;tbody&gt;</text:span></text:p>
      <text:p text:style-name="P1"><text:span text:style-name="T228"><text:s text:c="24"/>{doadores.map(doador =&gt; (</text:span></text:p>
      <text:p text:style-name="P1"><text:span text:style-name="T228"><text:s text:c="28"/>&lt;tr key={doador.codigo}&gt;</text:span></text:p>
      <text:p text:style-name="P1"><text:span text:style-name="T228"><text:s text:c="32"/>&lt;td&gt;{doador.codigo}&lt;/td&gt;</text:span></text:p>
      <text:p text:style-name="P1"><text:span text:style-name="T228"><text:s text:c="32"/>&lt;td&gt;{doador.nome}&lt;/td&gt;</text:span></text:p>
      <text:p text:style-name="P1"><text:span text:style-name="T228"><text:s text:c="32"/>&lt;td&gt;{doador.cpf}&lt;/td&gt;</text:span></text:p>
      <text:p text:style-name="P1"><text:span text:style-name="T228"><text:s text:c="32"/>&lt;td&gt;{doador.contato}&lt;/td&gt;</text:span></text:p>
      <text:p text:style-name="P1"><text:span text:style-name="T228"><text:s text:c="32"/>&lt;td&gt;{doador.rh}&lt;/td&gt;</text:span></text:p>
      <text:p text:style-name="P1"><text:span text:style-name="T228"><text:s text:c="32"/>&lt;td&gt;</text:span></text:p>
      <text:p text:style-name="P1"><text:span text:style-name="T228"><text:s text:c="36"/>&lt;button onClick={() =&gt; handleAlterar(doador.codigo)}&gt;Alterar&lt;/button&gt;</text:span></text:p>
      <text:p text:style-name="P1"><text:span text:style-name="T228"><text:s text:c="36"/>&lt;button onClick={() =&gt; handleRemover(doador.codigo)}&gt;Remover&lt;/button&gt;</text:span></text:p>
      <text:p text:style-name="P1"><text:span text:style-name="T228"><text:s text:c="36"/>&lt;button onClick={() =&gt; handleMostrarDoacao(doador.codigo)}&gt;Ver doações&lt;/button&gt;</text:span></text:p>
      <text:p text:style-name="P1"><text:span text:style-name="T228"><text:s text:c="32"/>&lt;/td&gt;</text:span></text:p>
      <text:p text:style-name="P1"><text:span text:style-name="T228"><text:s text:c="28"/>&lt;/tr&gt;</text:span></text:p>
      <text:p text:style-name="P1"><text:span text:style-name="T228"><text:s text:c="24"/>))}</text:span></text:p>
      <text:p text:style-name="P1"><text:span text:style-name="T228"><text:s text:c="20"/>&lt;/tbody&gt;</text:span></text:p>
      <text:p text:style-name="P1"><text:span text:style-name="T228"><text:s text:c="16"/>&lt;/table&gt;</text:span></text:p>
      <text:p text:style-name="P1"><text:span text:style-name="T228"><text:s text:c="12"/>&lt;/div&gt;</text:span></text:p>
      <text:p text:style-name="P1"><text:span text:style-name="T228"><text:s text:c="8"/>)}</text:span></text:p>
      <text:p text:style-name="P1"><text:span text:style-name="T228"><text:s text:c="4"/>&lt;/div&gt;</text:span></text:p>
      <text:p text:style-name="P1"><text:span text:style-name="T228">);</text:span></text:p>
      <text:p text:style-name="P1"><text:span text:style-name="T229"/></text:p>
      <text:p text:style-name="P1"><text:span text:style-name="T229"/></text:p>
      <text:p text:style-name="P1"><text:span text:style-name="T229"/></text:p>
      <text:p text:style-name="P1"><text:span text:style-name="T229"/></text:p>
      <text:p text:style-name="P1"><text:span text:style-name="T229"/></text:p>
      <text:p text:style-name="P1"><text:span text:style-name="T229"/></text:p>
      <text:p text:style-name="P1"><text:span text:style-name="T230">Importante, caso mude algo na api do back-end de um reset nela, pois as alterações não são realizadas de imediato só após a reinicialização da API</text:span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  <text:p text:style-name="P1"><text:span text:style-name="T2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